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roman" style:font-pitch="variable"/>
    <style:font-face style:name="Microsoft YaHei2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Double_20_Dash" svg:stroke-color="#000000" draw:fill="none" draw:textarea-vertical-align="middle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objectwithoutfill">
      <style:graphic-properties draw:stroke="dash" draw:stroke-dash="Long_20_Dash_20__28_Rounded_29_" svg:stroke-color="#000000" svg:stroke-linecap="round" draw:fill="none" draw:textarea-vertical-align="middle"/>
    </style:style>
    <style:style style:name="gr4" style:family="graphic" style:parent-style-name="objectwithoutfill">
      <style:graphic-properties draw:stroke="dash" draw:stroke-dash="Long_20_Dash" svg:stroke-color="#000000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051cm" fo:min-width="0.30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5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52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49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4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411cm" fo:min-width="1.484cm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solid" draw:fill-color="#000000" draw:textarea-horizontal-align="center" draw:textarea-vertical-align="middle" draw:auto-grow-height="true" draw:auto-grow-width="false" fo:max-height="0cm" fo:min-height="0.513cm" draw:shadow="hidden"/>
    </style:style>
    <style:style style:name="gr14" style:family="graphic" style:parent-style-name="standard" style:list-style-name="L1">
      <style:graphic-properties draw:stroke="none" svg:stroke-color="#000000" draw:fill="solid" draw:fill-color="#000000" draw:textarea-horizontal-align="center" draw:textarea-vertical-align="middle" draw:auto-grow-height="true" draw:auto-grow-width="false" fo:max-height="0cm" fo:min-height="0.513cm" draw:shadow="hidden"/>
    </style:style>
    <style:style style:name="gr15" style:family="graphic" style:parent-style-name="standard">
      <style:graphic-properties draw:fill="solid" draw:fill-color="#158466" draw:textarea-horizontal-align="justify" draw:textarea-vertical-align="middle" draw:auto-grow-height="false" fo:min-height="0.551cm" fo:min-width="1.746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standard">
      <style:graphic-properties svg:stroke-color="#000000" draw:fill="hatch" draw:fill-color="#ff0000" draw:fill-hatch-name="Red_20_90_20_Degrees_20_Crossed_20_5" draw:fill-hatch-solid="false" draw:textarea-horizontal-align="justify" draw:textarea-vertical-align="middle" draw:auto-grow-height="false" fo:min-height="0.266cm" fo:min-width="1.10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9" style:family="graphic" style:parent-style-name="objectwithoutfill">
      <style:graphic-properties draw:marker-end="Arrowheads_20_14" draw:marker-end-width="0.2cm" draw:fill="none" draw:textarea-vertical-align="middle"/>
    </style:style>
    <style:style style:name="gr20" style:family="graphic" style:parent-style-name="standard">
      <style:graphic-properties draw:textarea-horizontal-align="justify" draw:textarea-vertical-align="middle" draw:auto-grow-height="false" fo:min-height="0.647cm" fo:min-width="1.478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22" style:family="graphic" style:parent-style-name="standard">
      <style:graphic-properties svg:stroke-color="#000000" draw:fill="hatch" draw:fill-color="#ff0000" draw:fill-hatch-name="Red_20_90_20_Degrees_20_Crossed_20_3" draw:fill-hatch-solid="false" style:repeat="repeat" draw:textarea-vertical-align="middle"/>
    </style:style>
    <style:style style:name="gr23" style:family="graphic" style:parent-style-name="standard">
      <style:graphic-properties svg:stroke-color="#000000" draw:fill="solid" draw:fill-color="#ff0000" draw:textarea-vertical-align="middle"/>
    </style:style>
    <style:style style:name="gr24" style:family="graphic" style:parent-style-name="standard" style:list-style-name="L1">
      <style:graphic-properties draw:stroke="none" svg:stroke-color="#000000" draw:fill="solid" draw:fill-color="#000000" draw:textarea-horizontal-align="center" draw:textarea-vertical-align="middle" draw:auto-grow-height="true" draw:auto-grow-width="false" fo:max-height="0cm" fo:min-height="0.513cm" draw:shadow="hidden"/>
    </style:style>
    <style:style style:name="gr25" style:family="graphic" style:parent-style-name="standard" style:list-style-name="L1">
      <style:graphic-properties draw:stroke="none" svg:stroke-color="#000000" draw:fill="solid" draw:fill-color="#000000" draw:textarea-horizontal-align="center" draw:textarea-vertical-align="middle" draw:auto-grow-height="true" draw:auto-grow-width="false" fo:max-height="0cm" fo:min-height="0.513cm" draw:shadow="hidden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44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44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44cm"/>
      <style:paragraph-properties style:writing-mode="lr-tb"/>
    </style:style>
    <style:style style:name="gr2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44cm"/>
      <style:paragraph-properties style:writing-mode="lr-tb"/>
    </style:style>
    <style:style style:name="gr30" style:family="graphic" style:parent-style-name="standard" style:list-style-name="L1">
      <style:graphic-properties draw:stroke="none" svg:stroke-color="#000000" draw:fill="solid" draw:fill-color="#000000" draw:textarea-horizontal-align="center" draw:textarea-vertical-align="middle" draw:auto-grow-height="true" draw:auto-grow-width="false" fo:max-height="0cm" fo:min-height="0.513cm" draw:shadow="hidden"/>
    </style:style>
    <style:style style:name="gr31" style:family="graphic" style:parent-style-name="standard" style:list-style-name="L1">
      <style:graphic-properties draw:stroke="none" svg:stroke-color="#000000" draw:fill="solid" draw:fill-color="#000000" draw:textarea-horizontal-align="center" draw:textarea-vertical-align="middle" draw:auto-grow-height="true" draw:auto-grow-width="false" fo:max-height="0cm" fo:min-height="0.513cm" draw:shadow="hidden"/>
    </style:style>
    <style:style style:name="gr32" style:family="graphic" style:parent-style-name="standard" style:list-style-name="L1">
      <style:graphic-properties draw:stroke="none" svg:stroke-color="#000000" draw:fill="solid" draw:fill-color="#000000" draw:textarea-horizontal-align="center" draw:textarea-vertical-align="middle" draw:auto-grow-height="true" draw:auto-grow-width="false" fo:max-height="0cm" fo:min-height="0.513cm" draw:shadow="hidden"/>
    </style:style>
    <style:style style:name="gr33" style:family="graphic" style:parent-style-name="standard" style:list-style-name="L1">
      <style:graphic-properties draw:stroke="none" svg:stroke-color="#000000" draw:fill="solid" draw:fill-color="#000000" draw:textarea-horizontal-align="center" draw:textarea-vertical-align="middle" draw:auto-grow-height="true" draw:auto-grow-width="false" fo:max-height="0cm" fo:min-height="0.513cm" draw:shadow="hidden"/>
    </style:style>
    <style:style style:name="gr3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44cm"/>
      <style:paragraph-properties style:writing-mode="lr-tb"/>
    </style:style>
    <style:style style:name="gr3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44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44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44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44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solid" draw:fill-color="#000000" draw:textarea-horizontal-align="center" draw:textarea-vertical-align="middle" draw:auto-grow-height="true" draw:auto-grow-width="false" fo:max-height="0cm" fo:min-height="0.513cm" draw:shadow="hidden"/>
    </style:style>
    <style:style style:name="gr40" style:family="graphic" style:parent-style-name="standard" style:list-style-name="L1">
      <style:graphic-properties draw:stroke="none" svg:stroke-color="#000000" draw:fill="solid" draw:fill-color="#000000" draw:textarea-horizontal-align="center" draw:textarea-vertical-align="middle" draw:auto-grow-height="true" draw:auto-grow-width="false" fo:max-height="0cm" fo:min-height="0.513cm" draw:shadow="hidden"/>
    </style:style>
    <style:style style:name="gr41" style:family="graphic" style:parent-style-name="standard" style:list-style-name="L1">
      <style:graphic-properties draw:stroke="none" svg:stroke-color="#000000" draw:fill="solid" draw:fill-color="#000000" draw:textarea-horizontal-align="center" draw:textarea-vertical-align="middle" draw:auto-grow-height="true" draw:auto-grow-width="false" fo:max-height="0cm" fo:min-height="0.513cm" draw:shadow="hidden"/>
    </style:style>
    <style:style style:name="gr42" style:family="graphic" style:parent-style-name="standard" style:list-style-name="L1">
      <style:graphic-properties draw:stroke="none" svg:stroke-color="#000000" draw:fill="solid" draw:fill-color="#000000" draw:textarea-horizontal-align="center" draw:textarea-vertical-align="middle" draw:auto-grow-height="true" draw:auto-grow-width="false" fo:max-height="0cm" fo:min-height="0.513cm" draw:shadow="hidden"/>
    </style:style>
    <style:style style:name="gr4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44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44cm"/>
      <style:paragraph-properties style:writing-mode="lr-tb"/>
    </style:style>
    <style:style style:name="gr4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44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44cm"/>
      <style:paragraph-properties style:writing-mode="lr-tb"/>
    </style:style>
    <style:style style:name="gr4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44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44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44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44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5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058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44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44cm"/>
      <style:paragraph-properties style:writing-mode="lr-tb"/>
    </style:style>
    <style:style style:name="gr56" style:family="graphic" style:parent-style-name="standard">
      <style:graphic-properties draw:fill="none" draw:textarea-horizontal-align="justify" draw:textarea-vertical-align="middle" draw:auto-grow-height="false" fo:min-height="0.421cm" fo:min-width="0.167cm" fo:wrap-option="wrap"/>
    </style:style>
    <style:style style:name="gr57" style:family="graphic" style:parent-style-name="standard">
      <style:graphic-properties svg:stroke-color="#000000" draw:fill="solid" draw:fill-color="#3465a4" draw:fill-hatch-solid="false" draw:textarea-vertical-align="middle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44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44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44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44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44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44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058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44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44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44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44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44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44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44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0.444cm"/>
      <style:paragraph-properties style:writing-mode="lr-tb"/>
    </style:style>
    <style:style style:name="gr73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1.5cm"/>
    </style:style>
    <style:style style:name="gr74" style:family="graphic" style:parent-style-name="standard">
      <style:graphic-properties draw:stroke="none" svg:stroke-color="#000000" draw:fill="none" draw:fill-color="#ffffff" draw:auto-grow-height="false" draw:auto-grow-width="false" draw:fit-to-size="false" style:shrink-to-fit="false" fo:max-height="0cm" fo:min-height="0cm"/>
      <style:paragraph-properties style:writing-mode="lr-tb"/>
    </style:style>
    <style:style style:name="gr75" style:family="graphic" style:parent-style-name="objectwithoutfill">
      <style:graphic-properties draw:stroke="solid" draw:stroke-dash="Long_20_Dash" svg:stroke-color="#000000" draw:fill="none" draw:textarea-vertical-align="middle"/>
    </style:style>
    <style:style style:name="gr76" style:family="graphic" style:parent-style-name="standard">
      <style:graphic-properties draw:textarea-vertical-align="middle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1.103cm"/>
      <style:paragraph-properties style:writing-mode="lr-tb"/>
    </style:style>
    <style:style style:name="gr80" style:family="graphic" style:parent-style-name="standard">
      <style:graphic-properties svg:stroke-color="#000000" draw:fill="none" draw:textarea-horizontal-align="justify" draw:textarea-vertical-align="middle" draw:auto-grow-height="false" fo:min-height="0.95cm" fo:min-width="3.5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solid" draw:fill-color="#ffffff"/>
      <style:paragraph-properties fo:text-align="center" style:writing-mode="lr-tb"/>
    </style:style>
    <style:style style:name="P7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 style:writing-mode="lr-tb"/>
      <style:text-properties fo:font-size="13pt" fo:font-style="italic" style:text-underline-style="none" style:font-size-asian="13pt" style:font-style-asian="italic" style:font-size-complex="13pt" style:font-style-complex="italic"/>
    </style:style>
    <style:style style:name="P8" style:family="paragraph">
      <loext:graphic-properties draw:fill="solid" draw:fill-color="#158466"/>
      <style:paragraph-properties fo:text-align="center"/>
    </style:style>
    <style:style style:name="P9" style:family="paragraph">
      <loext:graphic-properties draw:fill="hatch" draw:fill-color="#ff0000" draw:fill-hatch-name="Red_20_90_20_Degrees_20_Crossed_20_5" draw:fill-hatch-solid="fals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2pt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12" style:family="paragraph">
      <loext:graphic-properties draw:fill="hatch" draw:fill-color="#ff0000" draw:fill-hatch-name="Red_20_90_20_Degrees_20_Crossed_20_3" draw:fill-hatch-solid="false" style:repeat="repeat"/>
      <style:paragraph-properties fo:text-align="center"/>
    </style:style>
    <style:style style:name="P13" style:family="paragraph">
      <loext:graphic-properties draw:fill="solid" draw:fill-color="#ff0000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tyle="italic" style:font-style-asian="italic" style:font-style-complex="italic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7" style:family="paragraph">
      <loext:graphic-properties draw:fill="solid" draw:fill-color="#3465a4" draw:fill-hatch-solid="false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9" style:family="paragraph">
      <loext:graphic-properties draw:fill="none"/>
      <style:paragraph-properties fo:text-align="center"/>
      <style:text-properties fo:language="en" fo:country="US"/>
    </style:style>
    <style:style style:name="P20" style:family="paragraph">
      <loext:graphic-properties draw:fill="none" draw:fill-color="#ffffff"/>
      <style:paragraph-properties style:writing-mode="lr-tb"/>
      <style:text-properties fo:language="en" fo:country="US"/>
    </style:style>
    <style:style style:name="P21" style:family="paragraph">
      <style:paragraph-properties fo:text-align="center"/>
      <style:text-properties fo:language="en" fo:country="US"/>
    </style:style>
    <style:style style:name="P22" style:family="paragraph">
      <loext:graphic-properties draw:fill="none" draw:fill-color="#ffffff"/>
      <style:paragraph-properties style:writing-mode="lr-tb"/>
      <style:text-properties fo:font-size="14pt" fo:language="en" fo:country="US"/>
    </style:style>
    <style:style style:name="P23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Liberation Sans1" fo:font-size="15pt" style:font-name-asian="Liberation Sans1" style:font-size-asian="15pt" style:font-name-complex="Liberation Sans1" style:font-size-complex="15pt"/>
    </style:style>
    <style:style style:name="T2" style:family="text">
      <style:text-properties style:font-name="Liberation Sans1" fo:font-size="7pt" style:font-name-asian="Liberation Sans1" style:font-size-asian="7pt" style:font-name-complex="Liberation Sans1" style:font-size-complex="7pt"/>
    </style:style>
    <style:style style:name="T3" style:family="text">
      <style:text-properties style:font-name="Liberation Serif" fo:font-size="10.5pt" style:font-name-asian="Liberation Serif" style:font-size-asian="10.5pt" style:font-name-complex="Liberation Serif" style:font-size-complex="10.5pt"/>
    </style:style>
    <style:style style:name="T4" style:family="text">
      <style:text-properties style:font-name="Liberation Sans2" fo:font-size="10.5pt" style:font-name-asian="Liberation Serif" style:font-size-asian="10.5pt" style:font-name-complex="Liberation Serif" style:font-size-complex="10.5pt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pt" fo:font-style="italic" fo:text-shadow="none" style:text-underline-style="none" fo:font-weight="normal" style:letter-kerning="true" style:font-name-asian="Liberation Sans1" style:font-size-asian="10pt" style:font-style-asian="italic" style:font-weight-asian="normal" style:font-name-complex="Liberation Sans1" style:font-size-complex="10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0pt" fo:font-style="italic" fo:text-shadow="none" style:text-underline-style="none" fo:font-weight="normal" style:letter-kerning="true" style:font-name-asian="Liberation Sans1" style:font-size-asian="10pt" style:font-style-asian="italic" style:font-weight-asian="normal" style:font-name-complex="Liberation Sans1" style:font-size-complex="10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10pt" fo:font-style="italic" fo:text-shadow="none" style:text-underline-style="none" fo:font-weight="normal" style:letter-kerning="true" style:font-name-asian="Liberation Serif" style:font-size-asian="10pt" style:font-style-asian="italic" style:font-weight-asian="normal" style:font-name-complex="Liberation Serif" style:font-size-complex="10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0pt" fo:font-style="italic" fo:text-shadow="none" style:text-underline-style="none" fo:font-weight="normal" style:letter-kerning="true" style:font-name-asian="Liberation Serif" style:font-size-asian="10pt" style:font-style-asian="italic" style:font-weight-asian="normal" style:font-name-complex="Liberation Serif" style:font-size-complex="10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1" fo:font-size="10pt" fo:font-style="italic" style:font-name-asian="Liberation Sans1" style:font-size-asian="10pt" style:font-style-asian="italic" style:font-name-complex="Liberation Sans1" style:font-size-complex="10pt" style:font-style-complex="italic"/>
    </style:style>
    <style:style style:name="T11" style:family="text">
      <style:text-properties style:font-name="Liberation Sans2" fo:font-size="10pt" fo:font-style="italic" style:font-name-asian="Liberation Sans1" style:font-size-asian="10pt" style:font-style-asian="italic" style:font-name-complex="Liberation Sans1" style:font-size-complex="10pt" style:font-style-complex="italic"/>
    </style:style>
    <style:style style:name="T12" style:family="text">
      <style:text-properties style:font-name="Liberation Serif" fo:font-size="10pt" fo:font-style="italic" style:font-name-asian="Liberation Serif" style:font-size-asian="10pt" style:font-style-asian="italic" style:font-name-complex="Liberation Serif" style:font-size-complex="10pt" style:font-style-complex="italic"/>
    </style:style>
    <style:style style:name="T13" style:family="text">
      <style:text-properties style:font-name="Liberation Sans2" fo:font-size="10pt" fo:font-style="italic" style:font-name-asian="Liberation Serif" style:font-size-asian="10pt" style:font-style-asian="italic" style:font-name-complex="Liberation Serif" style:font-size-complex="10pt" style:font-style-complex="italic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Liberation Sans1" style:font-size-asian="14pt" style:font-style-asian="normal" style:font-weight-asian="normal" style:font-name-complex="Liberation San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14pt" fo:font-style="normal" fo:text-shadow="none" style:text-underline-style="none" fo:font-weight="normal" style:letter-kerning="true" style:font-name-asian="Liberation Serif" style:font-size-asian="14pt" style:font-style-asian="normal" style:font-weight-asian="normal" style:font-name-complex="Liberation Serif" style:font-size-complex="14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Liberation Sans1" fo:font-size="14pt" style:font-name-asian="Liberation Sans1" style:font-size-asian="14pt" style:font-name-complex="Liberation Sans1" style:font-size-complex="14pt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9pt" fo:font-style="italic" fo:text-shadow="none" style:text-underline-style="none" fo:font-weight="normal" style:letter-kerning="true" style:font-name-asian="Liberation Sans1" style:font-size-asian="9pt" style:font-style-asian="italic" style:font-weight-asian="normal" style:font-name-complex="Liberation Sans1" style:font-size-complex="9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9pt" fo:font-style="italic" fo:text-shadow="none" style:text-underline-style="none" fo:font-weight="normal" style:letter-kerning="true" style:font-name-asian="Liberation Serif" style:font-size-asian="9pt" style:font-style-asian="italic" style:font-weight-asian="normal" style:font-name-complex="Liberation Serif" style:font-size-complex="9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9pt" fo:font-style="italic" fo:text-shadow="none" style:text-underline-style="none" fo:font-weight="normal" style:letter-kerning="true" style:font-name-asian="Liberation Serif" style:font-size-asian="9pt" style:font-style-asian="italic" style:font-weight-asian="normal" style:font-name-complex="Liberation Serif" style:font-size-complex="9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0.5pt" fo:font-style="normal" fo:text-shadow="none" style:text-underline-style="none" fo:font-weight="normal" style:letter-kerning="true" style:font-name-asian="Liberation Serif" style:font-size-asian="10.5pt" style:font-style-asian="normal" style:font-weight-asian="normal" style:font-name-complex="Liberation Serif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0.5pt" fo:font-style="normal" fo:text-shadow="none" style:text-underline-style="none" fo:font-weight="normal" style:letter-kerning="true" style:font-name-asian="Liberation Sans1" style:font-size-asian="10.5pt" style:font-style-asian="normal" style:font-weight-asian="normal" style:font-name-complex="Liberation Sans1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Liberation Sans1" style:font-size-asian="11pt" style:font-style-asian="normal" style:font-weight-asian="normal" style:font-name-complex="Liberation Sans1" style:font-size-complex="11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erif" fo:font-size="11pt" fo:font-style="normal" fo:text-shadow="none" style:text-underline-style="none" fo:font-weight="normal" style:letter-kerning="true" style:font-name-asian="Liberation Serif" style:font-size-asian="11pt" style:font-style-asian="normal" style:font-weight-asian="normal" style:font-name-complex="Liberation Serif" style:font-size-complex="11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1pt" fo:font-style="normal" fo:text-shadow="none" style:text-underline-style="none" fo:font-weight="normal" style:letter-kerning="true" style:font-name-asian="Liberation Serif" style:font-size-asian="11pt" style:font-style-asian="normal" style:font-weight-asian="normal" style:font-name-complex="Liberation Serif" style:font-size-complex="11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Liberation Sans1" fo:font-size="11pt" style:font-name-asian="Liberation Sans1" style:font-size-asian="11pt" style:font-name-complex="Liberation Sans1" style:font-size-complex="11pt"/>
    </style:style>
    <style:style style:name="T26" style:family="text">
      <style:text-properties fo:language="en" fo:country="US"/>
    </style:style>
    <style:style style:name="T27" style:family="text">
      <style:text-properties style:font-name="Liberation Sans1" fo:language="en" fo:country="US" style:font-name-asian="Liberation Sans1" style:font-name-complex="Liberation Sans1"/>
    </style:style>
    <style:style style:name="T28" style:family="text">
      <style:text-properties fo:font-size="14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line draw:style-name="gr1" draw:text-style-name="P1" draw:layer="layout" svg:x1="1.587cm" svg:y1="0.86cm" svg:x2="26.227cm" svg:y2="0.86cm">
          <text:p/>
        </draw:line>
        <draw:line draw:style-name="gr2" draw:text-style-name="P1" draw:layer="layout" svg:x1="2.271cm" svg:y1="6.218cm" svg:x2="7.614cm" svg:y2="0.86cm">
          <text:p/>
        </draw:line>
        <draw:line draw:style-name="gr2" draw:text-style-name="P1" draw:layer="layout" svg:x1="12.772cm" svg:y1="6.001cm" svg:x2="7.618cm" svg:y2="0.856cm">
          <text:p/>
        </draw:line>
        <draw:line draw:style-name="gr2" draw:text-style-name="P1" draw:layer="layout" svg:x1="5.242cm" svg:y1="6.258cm" svg:x2="10.64cm" svg:y2="0.86cm">
          <text:p/>
        </draw:line>
        <draw:line draw:style-name="gr2" draw:text-style-name="P1" draw:layer="layout" svg:x1="8.336cm" svg:y1="6.219cm" svg:x2="13.688cm" svg:y2="0.866cm">
          <text:p/>
        </draw:line>
        <draw:line draw:style-name="gr2" draw:text-style-name="P1" draw:layer="layout" svg:x1="15.65cm" svg:y1="5.866cm" svg:x2="10.641cm" svg:y2="0.86cm">
          <text:p/>
        </draw:line>
        <draw:line draw:style-name="gr2" draw:text-style-name="P1" draw:layer="layout" svg:x1="18.71cm" svg:y1="5.858cm" svg:x2="13.675cm" svg:y2="0.867cm">
          <text:p/>
        </draw:line>
        <draw:line draw:style-name="gr3" draw:text-style-name="P1" draw:layer="layout" svg:x1="9.136cm" svg:y1="1.967cm" svg:x2="9.132cm" svg:y2="2.766cm">
          <text:p/>
        </draw:line>
        <draw:line draw:style-name="gr4" draw:text-style-name="P1" draw:layer="layout" svg:x1="12.17cm" svg:y1="1.984cm" svg:x2="12.166cm" svg:y2="2.783cm">
          <text:p/>
        </draw:line>
        <draw:line draw:style-name="gr4" draw:text-style-name="P1" draw:layer="layout" svg:x1="10.662cm" svg:y1="4.294cm" svg:x2="10.662cm" svg:y2="3.494cm">
          <text:p/>
        </draw:line>
        <draw:custom-shape draw:style-name="gr5" draw:text-style-name="P2" draw:layer="layout" svg:width="0.806cm" svg:height="0.301cm" draw:transform="rotate (0.770562864755496) translate (11.048cm 3.31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806cm" svg:height="0.301cm" draw:transform="rotate (-0.785398163397449) translate (5.902cm 2.024cm)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" draw:text-style-name="P2" draw:layer="layout" svg:width="0.806cm" svg:height="0.301cm" draw:transform="rotate (0.785398163397448) translate (7.108cm 4.17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806cm" svg:height="0.301cm" draw:transform="rotate (-0.785398163397449) translate (9.679cm 2.709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806cm" svg:height="0.301cm" draw:transform="rotate (0.779987642716266) translate (8.655cm 5.687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806cm" svg:height="0.301cm" draw:transform="rotate (-0.785398163397449) translate (11.134cm 1.14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806cm" svg:height="0.301cm" draw:transform="rotate (-0.785398163397449) translate (15.477cm 2.463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806cm" svg:height="0.301cm" draw:transform="rotate (-0.785398163397449) translate (13.888cm 3.882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806cm" svg:height="0.301cm" draw:transform="rotate (-0.785398163397449) translate (12.111cm 5.083cm)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01cm" svg:height="0.839cm" svg:x="6.012cm" svg:y="2.294cm">
          <draw:text-box>
            <text:p><text:span text:style-name="T1">φ</text:span><text:span text:style-name="T2">A</text:span></text:p>
          </draw:text-box>
        </draw:frame>
        <draw:frame draw:style-name="gr6" draw:text-style-name="P3" draw:layer="layout" svg:width="1.01cm" svg:height="0.839cm" svg:x="7.54cm" svg:y="3.853cm">
          <draw:text-box>
            <text:p><text:span text:style-name="T1">φ</text:span><text:span text:style-name="T2">B</text:span></text:p>
          </draw:text-box>
        </draw:frame>
        <draw:frame draw:style-name="gr7" draw:text-style-name="P3" draw:layer="layout" svg:width="1.023cm" svg:height="0.839cm" svg:x="8.966cm" svg:y="5.38cm">
          <draw:text-box>
            <text:p><text:span text:style-name="T1">φ</text:span><text:span text:style-name="T2">C</text:span></text:p>
          </draw:text-box>
        </draw:frame>
        <draw:frame draw:style-name="gr8" draw:text-style-name="P3" draw:layer="layout" svg:width="0.993cm" svg:height="0.839cm" svg:x="14.846cm" svg:y="2.81cm">
          <draw:text-box>
            <text:p><text:span text:style-name="T1">φ</text:span><text:span text:style-name="T2">Z</text:span></text:p>
          </draw:text-box>
        </draw:frame>
        <draw:frame draw:style-name="gr6" draw:text-style-name="P3" draw:layer="layout" svg:width="1.01cm" svg:height="0.839cm" svg:x="13.185cm" svg:y="4.103cm">
          <draw:text-box>
            <text:p><text:span text:style-name="T1">φ</text:span><text:span text:style-name="T2">Y</text:span></text:p>
          </draw:text-box>
        </draw:frame>
        <draw:frame draw:style-name="gr6" draw:text-style-name="P3" draw:layer="layout" svg:width="1.01cm" svg:height="0.839cm" svg:x="11.348cm" svg:y="5.249cm">
          <draw:text-box>
            <text:p><text:span text:style-name="T1">φ</text:span><text:span text:style-name="T2">X</text:span></text:p>
          </draw:text-box>
        </draw:frame>
        <draw:frame draw:style-name="gr9" draw:text-style-name="P3" draw:layer="layout" svg:width="0.98cm" svg:height="0.839cm" svg:x="10.407cm" svg:y="1.458cm">
          <draw:text-box>
            <text:p><text:span text:style-name="T1">φ</text:span><text:span text:style-name="T2">1</text:span></text:p>
          </draw:text-box>
        </draw:frame>
        <draw:frame draw:style-name="gr9" draw:text-style-name="P3" draw:layer="layout" svg:width="0.98cm" svg:height="0.839cm" svg:x="9.055cm" svg:y="2.986cm">
          <draw:text-box>
            <text:p><text:span text:style-name="T1">φ</text:span><text:span text:style-name="T2">2</text:span></text:p>
          </draw:text-box>
        </draw:frame>
        <draw:frame draw:style-name="gr9" draw:text-style-name="P3" draw:layer="layout" svg:width="0.98cm" svg:height="0.839cm" svg:x="11.318cm" svg:y="2.927cm">
          <draw:text-box>
            <text:p><text:span text:style-name="T1">φ</text:span><text:span text:style-name="T2">3</text:span></text:p>
          </draw:text-box>
        </draw:frame>
        <draw:frame draw:style-name="gr10" draw:text-style-name="P3" draw:layer="layout" svg:width="1.404cm" svg:height="0.962cm" svg:x="1.674cm" svg:y="6.218cm">
          <draw:text-box>
            <text:p>A</text:p>
          </draw:text-box>
        </draw:frame>
        <draw:frame draw:style-name="gr10" draw:text-style-name="P3" draw:layer="layout" svg:width="1.404cm" svg:height="0.962cm" svg:x="4.67cm" svg:y="6.218cm">
          <draw:text-box>
            <text:p>B</text:p>
          </draw:text-box>
        </draw:frame>
        <draw:frame draw:style-name="gr10" draw:text-style-name="P3" draw:layer="layout" svg:width="1.404cm" svg:height="0.962cm" svg:x="7.614cm" svg:y="6.218cm">
          <draw:text-box>
            <text:p>C</text:p>
          </draw:text-box>
        </draw:frame>
        <draw:frame draw:style-name="gr10" draw:text-style-name="P3" draw:layer="layout" svg:width="1.404cm" svg:height="0.962cm" svg:x="12.554cm" svg:y="6.218cm">
          <draw:text-box>
            <text:p>X</text:p>
          </draw:text-box>
        </draw:frame>
        <draw:frame draw:style-name="gr10" draw:text-style-name="P3" draw:layer="layout" svg:width="1.404cm" svg:height="0.962cm" svg:x="15.47cm" svg:y="6.218cm">
          <draw:text-box>
            <text:p>Y</text:p>
          </draw:text-box>
        </draw:frame>
        <draw:frame draw:style-name="gr10" draw:text-style-name="P3" draw:layer="layout" svg:width="1.404cm" svg:height="0.962cm" svg:x="17.719cm" svg:y="6.218cm">
          <draw:text-box>
            <text:p>Z</text:p>
          </draw:text-box>
        </draw:frame>
        <draw:line draw:style-name="gr1" draw:text-style-name="P1" draw:layer="layout" svg:x1="2.045cm" svg:y1="8.586cm" svg:x2="26.685cm" svg:y2="8.586cm">
          <text:p/>
        </draw:line>
        <draw:line draw:style-name="gr2" draw:text-style-name="P1" draw:layer="layout" svg:x1="2.729cm" svg:y1="13.944cm" svg:x2="8.072cm" svg:y2="8.586cm">
          <text:p/>
        </draw:line>
        <draw:line draw:style-name="gr2" draw:text-style-name="P1" draw:layer="layout" svg:x1="13.23cm" svg:y1="13.727cm" svg:x2="8.076cm" svg:y2="8.582cm">
          <text:p/>
        </draw:line>
        <draw:line draw:style-name="gr2" draw:text-style-name="P1" draw:layer="layout" svg:x1="5.7cm" svg:y1="13.984cm" svg:x2="11.098cm" svg:y2="8.586cm">
          <text:p/>
        </draw:line>
        <draw:line draw:style-name="gr2" draw:text-style-name="P1" draw:layer="layout" svg:x1="8.794cm" svg:y1="13.945cm" svg:x2="14.146cm" svg:y2="8.592cm">
          <text:p/>
        </draw:line>
        <draw:line draw:style-name="gr2" draw:text-style-name="P1" draw:layer="layout" svg:x1="16.108cm" svg:y1="13.592cm" svg:x2="11.099cm" svg:y2="8.586cm">
          <text:p/>
        </draw:line>
        <draw:line draw:style-name="gr2" draw:text-style-name="P1" draw:layer="layout" svg:x1="19.168cm" svg:y1="13.584cm" svg:x2="14.133cm" svg:y2="8.593cm">
          <text:p/>
        </draw:line>
        <draw:line draw:style-name="gr3" draw:text-style-name="P1" draw:layer="layout" svg:x1="9.594cm" svg:y1="9.693cm" svg:x2="9.59cm" svg:y2="10.492cm">
          <text:p/>
        </draw:line>
        <draw:line draw:style-name="gr4" draw:text-style-name="P1" draw:layer="layout" svg:x1="12.628cm" svg:y1="9.71cm" svg:x2="12.624cm" svg:y2="10.509cm">
          <text:p/>
        </draw:line>
        <draw:line draw:style-name="gr4" draw:text-style-name="P1" draw:layer="layout" svg:x1="11.12cm" svg:y1="12.02cm" svg:x2="11.12cm" svg:y2="11.22cm">
          <text:p/>
        </draw:line>
        <draw:custom-shape draw:style-name="gr5" draw:text-style-name="P2" draw:layer="layout" svg:width="0.806cm" svg:height="0.301cm" draw:transform="rotate (0.770562864755496) translate (11.506cm 11.036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806cm" svg:height="0.301cm" draw:transform="rotate (-0.785398163397449) translate (10.137cm 10.435cm)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806cm" svg:height="0.301cm" draw:transform="rotate (-0.785398163397449) translate (11.592cm 8.866cm)">
          <text:p/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0.98cm" svg:height="0.839cm" svg:x="10.865cm" svg:y="9.184cm">
          <draw:text-box>
            <text:p><text:span text:style-name="T1">φ</text:span><text:span text:style-name="T2">1</text:span></text:p>
          </draw:text-box>
        </draw:frame>
        <draw:frame draw:style-name="gr9" draw:text-style-name="P3" draw:layer="layout" svg:width="0.98cm" svg:height="0.839cm" svg:x="9.513cm" svg:y="10.712cm">
          <draw:text-box>
            <text:p><text:span text:style-name="T1">φ</text:span><text:span text:style-name="T2">2</text:span></text:p>
          </draw:text-box>
        </draw:frame>
        <draw:frame draw:style-name="gr9" draw:text-style-name="P3" draw:layer="layout" svg:width="0.98cm" svg:height="0.839cm" svg:x="11.776cm" svg:y="10.653cm">
          <draw:text-box>
            <text:p><text:span text:style-name="T1">φ</text:span><text:span text:style-name="T2">3</text:span></text:p>
          </draw:text-box>
        </draw:frame>
        <draw:frame draw:style-name="gr10" draw:text-style-name="P3" draw:layer="layout" svg:width="1.404cm" svg:height="0.962cm" svg:x="2.132cm" svg:y="13.944cm">
          <draw:text-box>
            <text:p>A</text:p>
          </draw:text-box>
        </draw:frame>
        <draw:frame draw:style-name="gr10" draw:text-style-name="P3" draw:layer="layout" svg:width="1.404cm" svg:height="0.962cm" svg:x="5.128cm" svg:y="13.944cm">
          <draw:text-box>
            <text:p>B</text:p>
          </draw:text-box>
        </draw:frame>
        <draw:frame draw:style-name="gr10" draw:text-style-name="P3" draw:layer="layout" svg:width="1.404cm" svg:height="0.962cm" svg:x="8.072cm" svg:y="13.944cm">
          <draw:text-box>
            <text:p>C</text:p>
          </draw:text-box>
        </draw:frame>
        <draw:frame draw:style-name="gr10" draw:text-style-name="P3" draw:layer="layout" svg:width="1.404cm" svg:height="0.962cm" svg:x="13.012cm" svg:y="13.944cm">
          <draw:text-box>
            <text:p>X</text:p>
          </draw:text-box>
        </draw:frame>
        <draw:frame draw:style-name="gr10" draw:text-style-name="P3" draw:layer="layout" svg:width="1.404cm" svg:height="0.962cm" svg:x="15.928cm" svg:y="13.944cm">
          <draw:text-box>
            <text:p>Y</text:p>
          </draw:text-box>
        </draw:frame>
        <draw:frame draw:style-name="gr10" draw:text-style-name="P3" draw:layer="layout" svg:width="1.404cm" svg:height="0.962cm" svg:x="18.177cm" svg:y="13.944cm">
          <draw:text-box>
            <text:p>Z</text:p>
          </draw:text-box>
        </draw:frame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12" draw:text-style-name="P6" draw:layer="layout" svg:width="1.984cm" svg:height="0.661cm" svg:x="6.861cm" svg:y="4.198cm">
          <text:p text:style-name="P5"><text:span text:style-name="T3">π</text:span><text:span text:style-name="T4">/2 <text:s text:c="2"/>-</text:span><text:span text:style-name="T3">π</text:span><text:span text:style-name="T4">/2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path draw:style-name="gr13" draw:text-style-name="P7" draw:layer="layout" svg:width="0.267cm" svg:height="0.341cm" svg:x="1.158cm" svg:y="4.461cm" svg:viewBox="0 0 268 342" svg:d="M203 0c20 0 36 7 48 22s17 35 17 62c0 21-3 42-9 64s-15 41-26 56c-12 15-27 27-44 34-17 8-38 12-62 13l-18 91h-38l18-91c-28-1-50-11-66-28-15-18-23-42-23-73 0-40 10-74 31-101s49-44 84-49l7 30c-18 4-33 11-45 22-11 11-20 26-26 45s-9 37-9 56c0 20 4 37 13 49 9 11 22 18 40 19l25-130c6-33 16-56 29-70s31-21 54-21zM201 30c-11 0-20 5-27 15-7 9-12 25-16 45l-25 131c16 0 30-4 42-10 11-7 20-17 28-30s14-30 18-50 6-38 6-53c0-32-9-48-26-48z">
            <text:p/>
          </draw:path>
          <draw:path draw:style-name="gr14" draw:text-style-name="P7" draw:layer="layout" svg:width="0.267cm" svg:height="0.341cm" svg:x="1.835cm" svg:y="4.461cm" svg:viewBox="0 0 268 342" svg:d="M203 0c20 0 36 7 48 22s17 35 17 62c0 21-3 42-9 64s-15 41-26 56c-12 15-27 27-44 34-17 8-38 12-62 13l-18 91h-38l18-91c-28-1-50-11-66-28-15-18-23-42-23-73 0-40 10-74 31-101s49-44 84-49l7 30c-18 4-33 11-45 22-11 11-20 26-26 45s-9 37-9 56c0 20 4 37 13 49 9 11 22 18 40 19l25-130c6-33 16-56 29-70s31-21 54-21zM201 30c-11 0-20 5-27 15-7 9-12 25-16 45l-25 131c16 0 30-4 42-10 11-7 20-17 28-30s14-30 18-50 6-38 6-53c0-32-9-48-26-48z">
            <text:p/>
          </draw:path>
        </draw:g>
        <draw:custom-shape draw:style-name="gr15" draw:text-style-name="P8" draw:layer="layout" svg:width="2.246cm" svg:height="0.801cm" svg:x="0.44cm" svg:y="0.686cm">
          <text:p/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2.686cm" svg:y1="1.072cm" svg:x2="11.178cm" svg:y2="1.072cm">
          <text:p/>
        </draw:line>
        <draw:custom-shape draw:style-name="gr17" draw:text-style-name="P9" draw:layer="layout" svg:width="1.601cm" svg:height="0.516cm" svg:x="3.042cm" svg:y="0.556cm">
          <text:p/>
          <draw:enhanced-geometry svg:viewBox="0 0 21600 21600" draw:type="rectangle" draw:enhanced-path="M 0 0 L 21600 0 21600 21600 0 21600 0 0 Z N"/>
        </draw:custom-shape>
        <draw:frame draw:style-name="gr18" draw:text-style-name="P10" draw:layer="layout" svg:width="3.36cm" svg:height="1.199cm" svg:x="3.507cm" svg:y="1.997cm">
          <draw:text-box>
            <text:p><text:span text:style-name="T5">Pulse train</text:span></text:p>
          </draw:text-box>
        </draw:frame>
        <draw:line draw:style-name="gr19" draw:text-style-name="P1" draw:layer="layout" svg:x1="3.029cm" svg:y1="0.41cm" svg:x2="4.682cm" svg:y2="0.41cm">
          <text:p/>
        </draw:line>
        <draw:custom-shape draw:style-name="gr20" draw:text-style-name="P2" draw:layer="layout" svg:width="1.978cm" svg:height="0.897cm" svg:x="6.148cm" svg:y="0.629cm">
          <text:p/>
          <draw:enhanced-geometry svg:viewBox="0 0 21600 21600" draw:type="rectangle" draw:enhanced-path="M 0 0 L 21600 0 21600 21600 0 21600 0 0 Z N"/>
        </draw:custom-shape>
        <draw:frame draw:style-name="gr21" draw:text-style-name="P10" draw:layer="layout" svg:width="1.587cm" svg:height="0.725cm" svg:x="0.753cm" svg:y="1.487cm">
          <draw:text-box>
            <text:p><text:span text:style-name="T5">Laser</text:span></text:p>
          </draw:text-box>
        </draw:frame>
        <draw:frame draw:style-name="gr21" draw:text-style-name="P11" draw:layer="layout" svg:width="1.978cm" svg:height="0.725cm" svg:x="6.148cm" svg:y="1.526cm">
          <draw:text-box>
            <text:p text:style-name="P2"><text:span text:style-name="T5">IM</text:span></text:p>
          </draw:text-box>
        </draw:frame>
        <draw:ellipse draw:style-name="gr22" draw:text-style-name="P12" draw:layer="layout" svg:width="0.701cm" svg:height="1.164cm" draw:transform="rotate (-3.14159265358979) translate (14.459cm 5.105cm)" draw:kind="cut" draw:start-angle="180" draw:end-angle="0">
          <text:p/>
        </draw:ellipse>
        <draw:ellipse draw:style-name="gr23" draw:text-style-name="P13" draw:layer="layout" svg:width="0.701cm" svg:height="1.164cm" draw:transform="rotate (-3.14159265358979) translate (15.161cm 5.105cm)" draw:kind="cut" draw:start-angle="180" draw:end-angle="0">
          <text:p/>
        </draw:ellipse>
        <draw:line draw:style-name="gr16" draw:text-style-name="P1" draw:layer="layout" svg:x1="0.892cm" svg:y1="5.515cm" svg:x2="3.089cm" svg:y2="5.519cm">
          <text:p/>
        </draw:line>
        <draw:ellipse draw:style-name="gr22" draw:text-style-name="P12" draw:layer="layout" svg:width="0.701cm" svg:height="1.164cm" draw:transform="rotate (-3.14159265358979) translate (1.593cm 6.095cm)" draw:kind="cut" draw:start-angle="180" draw:end-angle="0">
          <text:p/>
        </draw:ellipse>
        <draw:ellipse draw:style-name="gr23" draw:text-style-name="P13" draw:layer="layout" svg:width="0.701cm" svg:height="1.164cm" draw:transform="rotate (-3.14159265358979) translate (2.295cm 6.095cm)" draw:kind="cut" draw:start-angle="180" draw:end-angle="0">
          <text:p/>
        </draw:ellipse>
        <draw:path draw:style-name="gr16" draw:text-style-name="P1" draw:layer="layout" svg:width="1.402cm" svg:height="0cm" draw:transform="rotate (0.785398163397448) translate (3.089cm 5.519cm)" svg:viewBox="0 0 1403 0" svg:d="M0 0c468 0 935 0 1403 0">
          <text:p/>
        </draw:path>
        <draw:line draw:style-name="gr16" draw:text-style-name="P1" draw:layer="layout" svg:x1="3.089cm" svg:y1="5.519cm" svg:x2="4.081cm" svg:y2="6.511cm">
          <text:p/>
        </draw:line>
        <draw:line draw:style-name="gr16" draw:text-style-name="P1" draw:layer="layout" svg:x1="4.081cm" svg:y1="6.507cm" svg:x2="11.363cm" svg:y2="6.509cm">
          <text:p/>
        </draw:line>
        <draw:line draw:style-name="gr16" draw:text-style-name="P1" draw:layer="layout" svg:x1="4.081cm" svg:y1="4.529cm" svg:x2="6.861cm" svg:y2="4.529cm">
          <text:p/>
        </draw:line>
        <draw:g>
          <draw:path draw:style-name="gr24" draw:text-style-name="P7" draw:layer="layout" svg:width="0.267cm" svg:height="0.341cm" svg:x="4.648cm" svg:y="3.692cm" svg:viewBox="0 0 268 342" svg:d="M203 0c20 0 36 7 48 22s17 35 17 62c0 21-3 42-9 64s-15 41-26 56c-12 15-27 27-44 34-17 8-38 12-62 13l-18 91h-38l18-91c-28-1-50-11-66-28-15-18-23-42-23-73 0-40 10-74 31-101s49-44 84-49l7 30c-18 4-33 11-45 22-11 11-20 26-26 45s-9 37-9 56c0 20 4 37 13 49 9 11 22 18 40 19l25-130c6-33 16-56 29-70s31-21 54-21zM201 30c-11 0-20 5-27 15-7 9-12 25-16 45l-25 131c16 0 30-4 42-10 11-7 20-17 28-30s14-30 18-50 6-38 6-53c0-32-9-48-26-48z">
            <text:p/>
          </draw:path>
          <draw:path draw:style-name="gr25" draw:text-style-name="P7" draw:layer="layout" svg:width="0.267cm" svg:height="0.341cm" svg:x="5.325cm" svg:y="3.692cm" svg:viewBox="0 0 268 342" svg:d="M203 0c20 0 36 7 48 22s17 35 17 62c0 21-3 42-9 64s-15 41-26 56c-12 15-27 27-44 34-17 8-38 12-62 13l-18 91h-38l18-91c-28-1-50-11-66-28-15-18-23-42-23-73 0-40 10-74 31-101s49-44 84-49l7 30c-18 4-33 11-45 22-11 11-20 26-26 45s-9 37-9 56c0 20 4 37 13 49 9 11 22 18 40 19l25-130c6-33 16-56 29-70s31-21 54-21zM201 30c-11 0-20 5-27 15-7 9-12 25-16 45l-25 131c16 0 30-4 42-10 11-7 20-17 28-30s14-30 18-50 6-38 6-53c0-32-9-48-26-48z">
            <text:p/>
          </draw:path>
        </draw:g>
        <draw:ellipse draw:style-name="gr22" draw:text-style-name="P12" draw:layer="layout" svg:width="0.579cm" svg:height="0.732cm" draw:transform="rotate (-3.14159265358979) translate (5.057cm 4.895cm)" draw:kind="cut" draw:start-angle="180" draw:end-angle="0">
          <text:p/>
        </draw:ellipse>
        <draw:ellipse draw:style-name="gr23" draw:text-style-name="P13" draw:layer="layout" svg:width="0.579cm" svg:height="0.732cm" draw:transform="rotate (-3.14159265358979) translate (5.636cm 4.895cm)" draw:kind="cut" draw:start-angle="180" draw:end-angle="0">
          <text:p/>
        </draw:ellipse>
        <draw:frame draw:style-name="gr26" draw:text-style-name="P15" draw:layer="layout" svg:width="2.761cm" svg:height="0.694cm" svg:x="3.801cm" svg:y="5.519cm">
          <draw:text-box>
            <text:p text:style-name="P14"><text:span text:style-name="T6">φ</text:span><text:span text:style-name="T7">+</text:span><text:span text:style-name="T8">π</text:span><text:span text:style-name="T9">/2 <text:s text:c="2"/></text:span><text:span text:style-name="T10">φ</text:span><text:span text:style-name="T11">+</text:span><text:span text:style-name="T12">π</text:span><text:span text:style-name="T13">/2</text:span></text:p>
          </draw:text-box>
        </draw:frame>
        <draw:ellipse draw:style-name="gr22" draw:text-style-name="P12" draw:layer="layout" svg:width="0.579cm" svg:height="0.732cm" draw:transform="rotate (-3.14159265358979) translate (5.106cm 6.873cm)" draw:kind="cut" draw:start-angle="180" draw:end-angle="0">
          <text:p/>
        </draw:ellipse>
        <draw:ellipse draw:style-name="gr23" draw:text-style-name="P13" draw:layer="layout" svg:width="0.579cm" svg:height="0.732cm" draw:transform="rotate (-3.14159265358979) translate (5.685cm 6.873cm)" draw:kind="cut" draw:start-angle="180" draw:end-angle="0">
          <text:p/>
        </draw:ellipse>
        <draw:line draw:style-name="gr16" draw:text-style-name="P1" draw:layer="layout" svg:x1="8.845cm" svg:y1="4.529cm" svg:x2="11.363cm" svg:y2="4.529cm">
          <text:p/>
        </draw:line>
        <draw:custom-shape draw:style-name="gr12" draw:text-style-name="P6" draw:layer="layout" svg:width="1.984cm" svg:height="0.661cm" svg:x="6.813cm" svg:y="6.17cm">
          <text:p text:style-name="P5"><text:span text:style-name="T3">π</text:span><text:span text:style-name="T4">/2 <text:s text:c="2"/>-</text:span><text:span text:style-name="T3">π</text:span><text:span text:style-name="T4">/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5" draw:layer="layout" svg:width="2.761cm" svg:height="0.694cm" svg:x="8.845cm" svg:y="3.541cm">
          <draw:text-box>
            <text:p text:style-name="P14"><text:span text:style-name="T6">φ</text:span><text:span text:style-name="T7">+</text:span><text:span text:style-name="T8">π</text:span><text:span text:style-name="T9">/2 <text:s text:c="2"/></text:span><text:span text:style-name="T10">φ</text:span><text:span text:style-name="T11">-</text:span><text:span text:style-name="T12">π</text:span><text:span text:style-name="T13">/2</text:span></text:p>
          </draw:text-box>
        </draw:frame>
        <draw:ellipse draw:style-name="gr22" draw:text-style-name="P12" draw:layer="layout" svg:width="0.579cm" svg:height="0.732cm" draw:transform="rotate (-3.14159265358979) translate (10.15cm 4.895cm)" draw:kind="cut" draw:start-angle="180" draw:end-angle="0">
          <text:p/>
        </draw:ellipse>
        <draw:ellipse draw:style-name="gr23" draw:text-style-name="P13" draw:layer="layout" svg:width="0.579cm" svg:height="0.732cm" draw:transform="rotate (-3.14159265358979) translate (10.729cm 4.895cm)" draw:kind="cut" draw:start-angle="180" draw:end-angle="0">
          <text:p/>
        </draw:ellipse>
        <draw:frame draw:style-name="gr28" draw:text-style-name="P15" draw:layer="layout" svg:width="2.761cm" svg:height="0.694cm" svg:x="8.797cm" svg:y="5.519cm">
          <draw:text-box>
            <text:p text:style-name="P14"><text:span text:style-name="T6"><text:s text:c="4"/></text:span><text:span text:style-name="T6">φ</text:span><text:span text:style-name="T7">+</text:span><text:span text:style-name="T8">π</text:span><text:span text:style-name="T9"> <text:s text:c="2"/></text:span><text:span text:style-name="T10">φ</text:span></text:p>
          </draw:text-box>
        </draw:frame>
        <draw:ellipse draw:style-name="gr22" draw:text-style-name="P12" draw:layer="layout" svg:width="0.579cm" svg:height="0.732cm" draw:transform="rotate (-3.14159265358979) translate (10.102cm 6.873cm)" draw:kind="cut" draw:start-angle="180" draw:end-angle="0">
          <text:p/>
        </draw:ellipse>
        <draw:ellipse draw:style-name="gr23" draw:text-style-name="P13" draw:layer="layout" svg:width="0.579cm" svg:height="0.732cm" draw:transform="rotate (-3.14159265358979) translate (10.681cm 6.873cm)" draw:kind="cut" draw:start-angle="180" draw:end-angle="0">
          <text:p/>
        </draw:ellipse>
        <draw:path draw:style-name="gr16" draw:text-style-name="P1" draw:layer="layout" svg:width="1.402cm" svg:height="0cm" draw:transform="rotate (-0.785398163397448) translate (11.363cm 4.523cm)" svg:viewBox="0 0 1403 0" svg:d="M1403 0c-468 0-935 0-1403 0">
          <text:p/>
        </draw:path>
        <draw:line draw:style-name="gr16" draw:text-style-name="P1" draw:layer="layout" svg:x1="12.355cm" svg:y1="5.515cm" svg:x2="11.363cm" svg:y2="6.507cm">
          <text:p/>
        </draw:line>
        <draw:line draw:style-name="gr16" draw:text-style-name="P1" draw:layer="layout" svg:x1="13.347cm" svg:y1="6.507cm" svg:x2="15.161cm" svg:y2="6.507cm">
          <text:p/>
        </draw:line>
        <draw:path draw:style-name="gr16" draw:text-style-name="P1" draw:layer="layout" svg:width="1.402cm" svg:height="0cm" draw:transform="rotate (0.785398163397448) translate (12.355cm 5.515cm)" svg:viewBox="0 0 1403 0" svg:d="M0 0c468 0 935 0 1403 0">
          <text:p/>
        </draw:path>
        <draw:line draw:style-name="gr16" draw:text-style-name="P1" draw:layer="layout" svg:x1="12.355cm" svg:y1="5.515cm" svg:x2="13.347cm" svg:y2="6.507cm">
          <text:p/>
        </draw:line>
        <draw:line draw:style-name="gr16" draw:text-style-name="P1" draw:layer="layout" svg:x1="13.347cm" svg:y1="4.523cm" svg:x2="15.161cm" svg:y2="4.523cm">
          <text:p/>
        </draw:line>
        <draw:frame draw:style-name="gr29" draw:text-style-name="P15" draw:layer="layout" svg:width="2.761cm" svg:height="0.694cm" svg:x="13.179cm" svg:y="3.367cm">
          <draw:text-box>
            <text:p text:style-name="P14"><text:span text:style-name="T6"><text:s text:c="4"/></text:span><text:span text:style-name="T6">φ</text:span><text:span text:style-name="T7">+</text:span><text:span text:style-name="T8">π</text:span><text:span text:style-name="T9"> <text:s text:c="2"/></text:span><text:span text:style-name="T10">φ</text:span></text:p>
          </draw:text-box>
        </draw:frame>
        <draw:line draw:style-name="gr16" draw:text-style-name="P1" draw:layer="layout" svg:x1="13.236cm" svg:y1="0.867cm" svg:x2="15.754cm" svg:y2="0.867cm">
          <text:p/>
        </draw:line>
        <draw:custom-shape draw:style-name="gr12" draw:text-style-name="P6" draw:layer="layout" svg:width="1.984cm" svg:height="0.661cm" svg:x="6.566cm" svg:y="8.491cm">
          <text:p text:style-name="P5"><text:span text:style-name="T3">π</text:span><text:span text:style-name="T4">/4 <text:s text:c="2"/>-</text:span><text:span text:style-name="T3">π</text:span><text:span text:style-name="T4">/4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path draw:style-name="gr30" draw:text-style-name="P7" draw:layer="layout" svg:width="0.267cm" svg:height="0.341cm" svg:x="0.863cm" svg:y="8.754cm" svg:viewBox="0 0 268 342" svg:d="M203 0c20 0 36 7 48 22s17 35 17 62c0 21-3 42-9 64s-15 41-26 56c-12 15-27 27-44 34-17 8-38 12-62 13l-18 91h-38l18-91c-28-1-50-11-66-28-15-18-23-42-23-73 0-40 10-74 31-101s49-44 84-49l7 30c-18 4-33 11-45 22-11 11-20 26-26 45s-9 37-9 56c0 20 4 37 13 49 9 11 22 18 40 19l25-130c6-33 16-56 29-70s31-21 54-21zM201 30c-11 0-20 5-27 15-7 9-12 25-16 45l-25 131c16 0 30-4 42-10 11-7 20-17 28-30s14-30 18-50 6-38 6-53c0-32-9-48-26-48z">
            <text:p/>
          </draw:path>
          <draw:path draw:style-name="gr31" draw:text-style-name="P7" draw:layer="layout" svg:width="0.267cm" svg:height="0.341cm" svg:x="1.54cm" svg:y="8.754cm" svg:viewBox="0 0 268 342" svg:d="M203 0c20 0 36 7 48 22s17 35 17 62c0 21-3 42-9 64s-15 41-26 56c-12 15-27 27-44 34-17 8-38 12-62 13l-18 91h-38l18-91c-28-1-50-11-66-28-15-18-23-42-23-73 0-40 10-74 31-101s49-44 84-49l7 30c-18 4-33 11-45 22-11 11-20 26-26 45s-9 37-9 56c0 20 4 37 13 49 9 11 22 18 40 19l25-130c6-33 16-56 29-70s31-21 54-21zM201 30c-11 0-20 5-27 15-7 9-12 25-16 45l-25 131c16 0 30-4 42-10 11-7 20-17 28-30s14-30 18-50 6-38 6-53c0-32-9-48-26-48z">
            <text:p/>
          </draw:path>
        </draw:g>
        <draw:line draw:style-name="gr16" draw:text-style-name="P1" draw:layer="layout" svg:x1="0.597cm" svg:y1="9.808cm" svg:x2="2.794cm" svg:y2="9.812cm">
          <text:p/>
        </draw:line>
        <draw:ellipse draw:style-name="gr22" draw:text-style-name="P12" draw:layer="layout" svg:width="0.701cm" svg:height="1.164cm" draw:transform="rotate (-3.14159265358979) translate (1.298cm 10.388cm)" draw:kind="cut" draw:start-angle="180" draw:end-angle="0">
          <text:p/>
        </draw:ellipse>
        <draw:ellipse draw:style-name="gr23" draw:text-style-name="P13" draw:layer="layout" svg:width="0.701cm" svg:height="1.164cm" draw:transform="rotate (-3.14159265358979) translate (2cm 10.388cm)" draw:kind="cut" draw:start-angle="180" draw:end-angle="0">
          <text:p/>
        </draw:ellipse>
        <draw:path draw:style-name="gr16" draw:text-style-name="P1" draw:layer="layout" svg:width="1.402cm" svg:height="0cm" draw:transform="rotate (0.785398163397448) translate (2.794cm 9.812cm)" svg:viewBox="0 0 1403 0" svg:d="M0 0c468 0 935 0 1403 0">
          <text:p/>
        </draw:path>
        <draw:line draw:style-name="gr16" draw:text-style-name="P1" draw:layer="layout" svg:x1="2.794cm" svg:y1="9.812cm" svg:x2="3.786cm" svg:y2="10.804cm">
          <text:p/>
        </draw:line>
        <draw:line draw:style-name="gr16" draw:text-style-name="P1" draw:layer="layout" svg:x1="3.786cm" svg:y1="10.8cm" svg:x2="11.068cm" svg:y2="10.802cm">
          <text:p/>
        </draw:line>
        <draw:line draw:style-name="gr16" draw:text-style-name="P1" draw:layer="layout" svg:x1="3.786cm" svg:y1="8.822cm" svg:x2="6.566cm" svg:y2="8.822cm">
          <text:p/>
        </draw:line>
        <draw:g>
          <draw:path draw:style-name="gr32" draw:text-style-name="P7" draw:layer="layout" svg:width="0.267cm" svg:height="0.341cm" svg:x="4.353cm" svg:y="7.985cm" svg:viewBox="0 0 268 342" svg:d="M203 0c20 0 36 7 48 22s17 35 17 62c0 21-3 42-9 64s-15 41-26 56c-12 15-27 27-44 34-17 8-38 12-62 13l-18 91h-38l18-91c-28-1-50-11-66-28-15-18-23-42-23-73 0-40 10-74 31-101s49-44 84-49l7 30c-18 4-33 11-45 22-11 11-20 26-26 45s-9 37-9 56c0 20 4 37 13 49 9 11 22 18 40 19l25-130c6-33 16-56 29-70s31-21 54-21zM201 30c-11 0-20 5-27 15-7 9-12 25-16 45l-25 131c16 0 30-4 42-10 11-7 20-17 28-30s14-30 18-50 6-38 6-53c0-32-9-48-26-48z">
            <text:p/>
          </draw:path>
          <draw:path draw:style-name="gr33" draw:text-style-name="P7" draw:layer="layout" svg:width="0.267cm" svg:height="0.341cm" svg:x="5.03cm" svg:y="7.985cm" svg:viewBox="0 0 268 342" svg:d="M203 0c20 0 36 7 48 22s17 35 17 62c0 21-3 42-9 64s-15 41-26 56c-12 15-27 27-44 34-17 8-38 12-62 13l-18 91h-38l18-91c-28-1-50-11-66-28-15-18-23-42-23-73 0-40 10-74 31-101s49-44 84-49l7 30c-18 4-33 11-45 22-11 11-20 26-26 45s-9 37-9 56c0 20 4 37 13 49 9 11 22 18 40 19l25-130c6-33 16-56 29-70s31-21 54-21zM201 30c-11 0-20 5-27 15-7 9-12 25-16 45l-25 131c16 0 30-4 42-10 11-7 20-17 28-30s14-30 18-50 6-38 6-53c0-32-9-48-26-48z">
            <text:p/>
          </draw:path>
        </draw:g>
        <draw:ellipse draw:style-name="gr22" draw:text-style-name="P12" draw:layer="layout" svg:width="0.579cm" svg:height="0.732cm" draw:transform="rotate (-3.14159265358979) translate (4.762cm 9.188cm)" draw:kind="cut" draw:start-angle="180" draw:end-angle="0">
          <text:p/>
        </draw:ellipse>
        <draw:ellipse draw:style-name="gr23" draw:text-style-name="P13" draw:layer="layout" svg:width="0.579cm" svg:height="0.732cm" draw:transform="rotate (-3.14159265358979) translate (5.341cm 9.188cm)" draw:kind="cut" draw:start-angle="180" draw:end-angle="0">
          <text:p/>
        </draw:ellipse>
        <draw:frame draw:style-name="gr34" draw:text-style-name="P15" draw:layer="layout" svg:width="2.761cm" svg:height="0.694cm" svg:x="3.506cm" svg:y="9.812cm">
          <draw:text-box>
            <text:p text:style-name="P14"><text:span text:style-name="T6">φ</text:span><text:span text:style-name="T7">+</text:span><text:span text:style-name="T8">π</text:span><text:span text:style-name="T9">/2 <text:s text:c="2"/></text:span><text:span text:style-name="T10">φ</text:span><text:span text:style-name="T11">+</text:span><text:span text:style-name="T12">π</text:span><text:span text:style-name="T13">/2</text:span></text:p>
          </draw:text-box>
        </draw:frame>
        <draw:ellipse draw:style-name="gr22" draw:text-style-name="P12" draw:layer="layout" svg:width="0.579cm" svg:height="0.732cm" draw:transform="rotate (-3.14159265358979) translate (4.811cm 11.166cm)" draw:kind="cut" draw:start-angle="180" draw:end-angle="0">
          <text:p/>
        </draw:ellipse>
        <draw:ellipse draw:style-name="gr23" draw:text-style-name="P13" draw:layer="layout" svg:width="0.579cm" svg:height="0.732cm" draw:transform="rotate (-3.14159265358979) translate (5.39cm 11.166cm)" draw:kind="cut" draw:start-angle="180" draw:end-angle="0">
          <text:p/>
        </draw:ellipse>
        <draw:line draw:style-name="gr16" draw:text-style-name="P1" draw:layer="layout" svg:x1="8.55cm" svg:y1="8.822cm" svg:x2="11.068cm" svg:y2="8.822cm">
          <text:p/>
        </draw:line>
        <draw:custom-shape draw:style-name="gr12" draw:text-style-name="P6" draw:layer="layout" svg:width="1.984cm" svg:height="0.661cm" svg:x="6.518cm" svg:y="10.463cm">
          <text:p text:style-name="P5"><text:span text:style-name="T3">π</text:span><text:span text:style-name="T4">/4 <text:s text:c="2"/>-</text:span><text:span text:style-name="T3">π</text:span><text:span text:style-name="T4">/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15" draw:layer="layout" svg:width="2.761cm" svg:height="0.694cm" svg:x="8.55cm" svg:y="7.834cm">
          <draw:text-box>
            <text:p text:style-name="P14"><text:span text:style-name="T6">φ</text:span><text:span text:style-name="T7">+</text:span><text:span text:style-name="T8">π</text:span><text:span text:style-name="T9">/4 <text:s text:c="2"/></text:span><text:span text:style-name="T10">φ</text:span><text:span text:style-name="T11">-</text:span><text:span text:style-name="T12">π</text:span><text:span text:style-name="T13">/4</text:span></text:p>
          </draw:text-box>
        </draw:frame>
        <draw:ellipse draw:style-name="gr22" draw:text-style-name="P12" draw:layer="layout" svg:width="0.579cm" svg:height="0.732cm" draw:transform="rotate (-3.14159265358979) translate (9.855cm 9.188cm)" draw:kind="cut" draw:start-angle="180" draw:end-angle="0">
          <text:p/>
        </draw:ellipse>
        <draw:ellipse draw:style-name="gr23" draw:text-style-name="P13" draw:layer="layout" svg:width="0.579cm" svg:height="0.732cm" draw:transform="rotate (-3.14159265358979) translate (10.434cm 9.188cm)" draw:kind="cut" draw:start-angle="180" draw:end-angle="0">
          <text:p/>
        </draw:ellipse>
        <draw:frame draw:style-name="gr36" draw:text-style-name="P15" draw:layer="layout" svg:width="2.761cm" svg:height="0.694cm" svg:x="8.502cm" svg:y="9.812cm">
          <draw:text-box>
            <text:p text:style-name="P14"><text:span text:style-name="T6"><text:s text:c="2"/></text:span><text:span text:style-name="T6">φ</text:span><text:span text:style-name="T7">-</text:span><text:span text:style-name="T8">π/4</text:span><text:span text:style-name="T9"> <text:s text:c="2"/></text:span><text:span text:style-name="T10">φ+</text:span><text:span text:style-name="T12">π/4</text:span></text:p>
          </draw:text-box>
        </draw:frame>
        <draw:ellipse draw:style-name="gr22" draw:text-style-name="P12" draw:layer="layout" svg:width="0.579cm" svg:height="0.732cm" draw:transform="rotate (-3.14159265358979) translate (9.807cm 11.166cm)" draw:kind="cut" draw:start-angle="180" draw:end-angle="0">
          <text:p/>
        </draw:ellipse>
        <draw:ellipse draw:style-name="gr23" draw:text-style-name="P13" draw:layer="layout" svg:width="0.579cm" svg:height="0.732cm" draw:transform="rotate (-3.14159265358979) translate (10.386cm 11.166cm)" draw:kind="cut" draw:start-angle="180" draw:end-angle="0">
          <text:p/>
        </draw:ellipse>
        <draw:path draw:style-name="gr16" draw:text-style-name="P1" draw:layer="layout" svg:width="1.402cm" svg:height="-0.001cm" draw:transform="rotate (-0.785398163397448) translate (11.068cm 8.816cm)" svg:viewBox="0 0 1403 0" svg:d="M1403 0c-468 0-935 0-1403 0">
          <text:p/>
        </draw:path>
        <draw:line draw:style-name="gr16" draw:text-style-name="P1" draw:layer="layout" svg:x1="12.06cm" svg:y1="9.808cm" svg:x2="11.068cm" svg:y2="10.8cm">
          <text:p/>
        </draw:line>
        <draw:line draw:style-name="gr16" draw:text-style-name="P1" draw:layer="layout" svg:x1="13.052cm" svg:y1="10.8cm" svg:x2="14.866cm" svg:y2="10.8cm">
          <text:p/>
        </draw:line>
        <draw:path draw:style-name="gr16" draw:text-style-name="P1" draw:layer="layout" svg:width="1.402cm" svg:height="-0.001cm" draw:transform="rotate (0.785398163397448) translate (12.06cm 9.808cm)" svg:viewBox="0 0 1403 0" svg:d="M0 0c468 0 935 0 1403 0">
          <text:p/>
        </draw:path>
        <draw:line draw:style-name="gr16" draw:text-style-name="P1" draw:layer="layout" svg:x1="12.06cm" svg:y1="9.808cm" svg:x2="13.052cm" svg:y2="10.8cm">
          <text:p/>
        </draw:line>
        <draw:line draw:style-name="gr16" draw:text-style-name="P1" draw:layer="layout" svg:x1="13.052cm" svg:y1="8.816cm" svg:x2="14.866cm" svg:y2="8.816cm">
          <text:p/>
        </draw:line>
        <draw:frame draw:style-name="gr37" draw:text-style-name="P15" draw:layer="layout" svg:width="2.761cm" svg:height="0.694cm" svg:x="12.884cm" svg:y="7.66cm">
          <draw:text-box>
            <text:p text:style-name="P14"><text:span text:style-name="T6">φ</text:span><text:span text:style-name="T7">-</text:span><text:span text:style-name="T8">π/4</text:span><text:span text:style-name="T9"> <text:s text:c="2"/></text:span><text:span text:style-name="T10">φ+</text:span><text:span text:style-name="T12">π/4</text:span></text:p>
          </draw:text-box>
        </draw:frame>
        <draw:ellipse draw:style-name="gr22" draw:text-style-name="P12" draw:layer="layout" svg:width="0.579cm" svg:height="0.732cm" draw:transform="rotate (-3.14159265358979) translate (14.088cm 9.182cm)" draw:kind="cut" draw:start-angle="180" draw:end-angle="0">
          <text:p/>
        </draw:ellipse>
        <draw:ellipse draw:style-name="gr23" draw:text-style-name="P13" draw:layer="layout" svg:width="0.579cm" svg:height="0.732cm" draw:transform="rotate (-3.14159265358979) translate (14.667cm 9.182cm)" draw:kind="cut" draw:start-angle="180" draw:end-angle="0">
          <text:p/>
        </draw:ellipse>
        <draw:frame draw:style-name="gr38" draw:text-style-name="P15" draw:layer="layout" svg:width="2.761cm" svg:height="0.694cm" svg:x="12.823cm" svg:y="9.808cm">
          <draw:text-box>
            <text:p text:style-name="P14"><text:span text:style-name="T6">φ</text:span><text:span text:style-name="T7">+</text:span><text:span text:style-name="T8">π/4</text:span><text:span text:style-name="T9"> <text:s text:c="2"/></text:span><text:span text:style-name="T10">φ-</text:span><text:span text:style-name="T12">π/4</text:span></text:p>
          </draw:text-box>
        </draw:frame>
        <draw:ellipse draw:style-name="gr22" draw:text-style-name="P12" draw:layer="layout" svg:width="0.579cm" svg:height="0.732cm" draw:transform="rotate (-3.14159265358979) translate (14.008cm 11.166cm)" draw:kind="cut" draw:start-angle="180" draw:end-angle="0">
          <text:p/>
        </draw:ellipse>
        <draw:ellipse draw:style-name="gr23" draw:text-style-name="P13" draw:layer="layout" svg:width="0.579cm" svg:height="0.732cm" draw:transform="rotate (-3.14159265358979) translate (14.587cm 11.166cm)" draw:kind="cut" draw:start-angle="180" draw:end-angle="0">
          <text:p/>
        </draw:ellipse>
        <draw:custom-shape draw:style-name="gr12" draw:text-style-name="P6" draw:layer="layout" svg:width="1.984cm" svg:height="0.661cm" svg:x="6.566cm" svg:y="8.491cm">
          <text:p text:style-name="P5"><text:span text:style-name="T3">π</text:span><text:span text:style-name="T4">/4 <text:s text:c="2"/>-</text:span><text:span text:style-name="T3">π</text:span><text:span text:style-name="T4">/4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path draw:style-name="gr39" draw:text-style-name="P7" draw:layer="layout" svg:width="0.267cm" svg:height="0.341cm" svg:x="0.863cm" svg:y="8.754cm" svg:viewBox="0 0 268 342" svg:d="M203 0c20 0 36 7 48 22s17 35 17 62c0 21-3 42-9 64s-15 41-26 56c-12 15-27 27-44 34-17 8-38 12-62 13l-18 91h-38l18-91c-28-1-50-11-66-28-15-18-23-42-23-73 0-40 10-74 31-101s49-44 84-49l7 30c-18 4-33 11-45 22-11 11-20 26-26 45s-9 37-9 56c0 20 4 37 13 49 9 11 22 18 40 19l25-130c6-33 16-56 29-70s31-21 54-21zM201 30c-11 0-20 5-27 15-7 9-12 25-16 45l-25 131c16 0 30-4 42-10 11-7 20-17 28-30s14-30 18-50 6-38 6-53c0-32-9-48-26-48z">
            <text:p/>
          </draw:path>
          <draw:path draw:style-name="gr40" draw:text-style-name="P7" draw:layer="layout" svg:width="0.267cm" svg:height="0.341cm" svg:x="1.54cm" svg:y="8.754cm" svg:viewBox="0 0 268 342" svg:d="M203 0c20 0 36 7 48 22s17 35 17 62c0 21-3 42-9 64s-15 41-26 56c-12 15-27 27-44 34-17 8-38 12-62 13l-18 91h-38l18-91c-28-1-50-11-66-28-15-18-23-42-23-73 0-40 10-74 31-101s49-44 84-49l7 30c-18 4-33 11-45 22-11 11-20 26-26 45s-9 37-9 56c0 20 4 37 13 49 9 11 22 18 40 19l25-130c6-33 16-56 29-70s31-21 54-21zM201 30c-11 0-20 5-27 15-7 9-12 25-16 45l-25 131c16 0 30-4 42-10 11-7 20-17 28-30s14-30 18-50 6-38 6-53c0-32-9-48-26-48z">
            <text:p/>
          </draw:path>
        </draw:g>
        <draw:line draw:style-name="gr16" draw:text-style-name="P1" draw:layer="layout" svg:x1="0.597cm" svg:y1="9.808cm" svg:x2="2.794cm" svg:y2="9.812cm">
          <text:p/>
        </draw:line>
        <draw:ellipse draw:style-name="gr22" draw:text-style-name="P12" draw:layer="layout" svg:width="0.701cm" svg:height="1.164cm" draw:transform="rotate (-3.14159265358979) translate (1.298cm 10.388cm)" draw:kind="cut" draw:start-angle="180" draw:end-angle="0">
          <text:p/>
        </draw:ellipse>
        <draw:ellipse draw:style-name="gr23" draw:text-style-name="P13" draw:layer="layout" svg:width="0.701cm" svg:height="1.164cm" draw:transform="rotate (-3.14159265358979) translate (2cm 10.388cm)" draw:kind="cut" draw:start-angle="180" draw:end-angle="0">
          <text:p/>
        </draw:ellipse>
        <draw:path draw:style-name="gr16" draw:text-style-name="P1" draw:layer="layout" svg:width="1.402cm" svg:height="0cm" draw:transform="rotate (0.785398163397448) translate (2.794cm 9.812cm)" svg:viewBox="0 0 1403 0" svg:d="M0 0c468 0 935 0 1403 0">
          <text:p/>
        </draw:path>
        <draw:line draw:style-name="gr16" draw:text-style-name="P1" draw:layer="layout" svg:x1="2.794cm" svg:y1="9.812cm" svg:x2="3.786cm" svg:y2="10.804cm">
          <text:p/>
        </draw:line>
        <draw:line draw:style-name="gr16" draw:text-style-name="P1" draw:layer="layout" svg:x1="3.786cm" svg:y1="10.8cm" svg:x2="11.068cm" svg:y2="10.802cm">
          <text:p/>
        </draw:line>
        <draw:line draw:style-name="gr16" draw:text-style-name="P1" draw:layer="layout" svg:x1="3.786cm" svg:y1="8.822cm" svg:x2="6.566cm" svg:y2="8.822cm">
          <text:p/>
        </draw:line>
        <draw:g>
          <draw:path draw:style-name="gr41" draw:text-style-name="P7" draw:layer="layout" svg:width="0.267cm" svg:height="0.341cm" svg:x="4.353cm" svg:y="7.985cm" svg:viewBox="0 0 268 342" svg:d="M203 0c20 0 36 7 48 22s17 35 17 62c0 21-3 42-9 64s-15 41-26 56c-12 15-27 27-44 34-17 8-38 12-62 13l-18 91h-38l18-91c-28-1-50-11-66-28-15-18-23-42-23-73 0-40 10-74 31-101s49-44 84-49l7 30c-18 4-33 11-45 22-11 11-20 26-26 45s-9 37-9 56c0 20 4 37 13 49 9 11 22 18 40 19l25-130c6-33 16-56 29-70s31-21 54-21zM201 30c-11 0-20 5-27 15-7 9-12 25-16 45l-25 131c16 0 30-4 42-10 11-7 20-17 28-30s14-30 18-50 6-38 6-53c0-32-9-48-26-48z">
            <text:p/>
          </draw:path>
          <draw:path draw:style-name="gr42" draw:text-style-name="P7" draw:layer="layout" svg:width="0.267cm" svg:height="0.341cm" svg:x="5.03cm" svg:y="7.985cm" svg:viewBox="0 0 268 342" svg:d="M203 0c20 0 36 7 48 22s17 35 17 62c0 21-3 42-9 64s-15 41-26 56c-12 15-27 27-44 34-17 8-38 12-62 13l-18 91h-38l18-91c-28-1-50-11-66-28-15-18-23-42-23-73 0-40 10-74 31-101s49-44 84-49l7 30c-18 4-33 11-45 22-11 11-20 26-26 45s-9 37-9 56c0 20 4 37 13 49 9 11 22 18 40 19l25-130c6-33 16-56 29-70s31-21 54-21zM201 30c-11 0-20 5-27 15-7 9-12 25-16 45l-25 131c16 0 30-4 42-10 11-7 20-17 28-30s14-30 18-50 6-38 6-53c0-32-9-48-26-48z">
            <text:p/>
          </draw:path>
        </draw:g>
        <draw:ellipse draw:style-name="gr22" draw:text-style-name="P12" draw:layer="layout" svg:width="0.579cm" svg:height="0.732cm" draw:transform="rotate (-3.14159265358979) translate (4.762cm 9.188cm)" draw:kind="cut" draw:start-angle="180" draw:end-angle="0">
          <text:p/>
        </draw:ellipse>
        <draw:ellipse draw:style-name="gr23" draw:text-style-name="P13" draw:layer="layout" svg:width="0.579cm" svg:height="0.732cm" draw:transform="rotate (-3.14159265358979) translate (5.341cm 9.188cm)" draw:kind="cut" draw:start-angle="180" draw:end-angle="0">
          <text:p/>
        </draw:ellipse>
        <draw:frame draw:style-name="gr43" draw:text-style-name="P15" draw:layer="layout" svg:width="2.761cm" svg:height="0.694cm" svg:x="3.506cm" svg:y="9.812cm">
          <draw:text-box>
            <text:p text:style-name="P14"><text:span text:style-name="T6">φ</text:span><text:span text:style-name="T7">+</text:span><text:span text:style-name="T8">π</text:span><text:span text:style-name="T9">/2 <text:s text:c="2"/></text:span><text:span text:style-name="T10">φ</text:span><text:span text:style-name="T11">+</text:span><text:span text:style-name="T12">π</text:span><text:span text:style-name="T13">/2</text:span></text:p>
          </draw:text-box>
        </draw:frame>
        <draw:ellipse draw:style-name="gr22" draw:text-style-name="P12" draw:layer="layout" svg:width="0.579cm" svg:height="0.732cm" draw:transform="rotate (-3.14159265358979) translate (4.811cm 11.166cm)" draw:kind="cut" draw:start-angle="180" draw:end-angle="0">
          <text:p/>
        </draw:ellipse>
        <draw:ellipse draw:style-name="gr23" draw:text-style-name="P13" draw:layer="layout" svg:width="0.579cm" svg:height="0.732cm" draw:transform="rotate (-3.14159265358979) translate (5.39cm 11.166cm)" draw:kind="cut" draw:start-angle="180" draw:end-angle="0">
          <text:p/>
        </draw:ellipse>
        <draw:line draw:style-name="gr16" draw:text-style-name="P1" draw:layer="layout" svg:x1="8.55cm" svg:y1="8.822cm" svg:x2="11.068cm" svg:y2="8.822cm">
          <text:p/>
        </draw:line>
        <draw:custom-shape draw:style-name="gr12" draw:text-style-name="P6" draw:layer="layout" svg:width="1.984cm" svg:height="0.661cm" svg:x="6.518cm" svg:y="10.463cm">
          <text:p text:style-name="P5"><text:span text:style-name="T3">π</text:span><text:span text:style-name="T4">/4 <text:s text:c="2"/>-</text:span><text:span text:style-name="T3">π</text:span><text:span text:style-name="T4">/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15" draw:layer="layout" svg:width="2.761cm" svg:height="0.694cm" svg:x="8.55cm" svg:y="7.834cm">
          <draw:text-box>
            <text:p text:style-name="P14"><text:span text:style-name="T6">φ</text:span><text:span text:style-name="T7">+</text:span><text:span text:style-name="T8">π</text:span><text:span text:style-name="T9">/4 <text:s text:c="2"/></text:span><text:span text:style-name="T10">φ</text:span><text:span text:style-name="T11">-</text:span><text:span text:style-name="T12">π</text:span><text:span text:style-name="T13">/4</text:span></text:p>
          </draw:text-box>
        </draw:frame>
        <draw:ellipse draw:style-name="gr22" draw:text-style-name="P12" draw:layer="layout" svg:width="0.579cm" svg:height="0.732cm" draw:transform="rotate (-3.14159265358979) translate (9.855cm 9.188cm)" draw:kind="cut" draw:start-angle="180" draw:end-angle="0">
          <text:p/>
        </draw:ellipse>
        <draw:ellipse draw:style-name="gr23" draw:text-style-name="P13" draw:layer="layout" svg:width="0.579cm" svg:height="0.732cm" draw:transform="rotate (-3.14159265358979) translate (10.434cm 9.188cm)" draw:kind="cut" draw:start-angle="180" draw:end-angle="0">
          <text:p/>
        </draw:ellipse>
        <draw:frame draw:style-name="gr45" draw:text-style-name="P15" draw:layer="layout" svg:width="2.761cm" svg:height="0.694cm" svg:x="8.502cm" svg:y="9.812cm">
          <draw:text-box>
            <text:p text:style-name="P14"><text:span text:style-name="T6"><text:s text:c="2"/></text:span><text:span text:style-name="T6">φ</text:span><text:span text:style-name="T7">-</text:span><text:span text:style-name="T8">π/4</text:span><text:span text:style-name="T9"> <text:s text:c="2"/></text:span><text:span text:style-name="T10">φ+</text:span><text:span text:style-name="T12">π/4</text:span></text:p>
          </draw:text-box>
        </draw:frame>
        <draw:ellipse draw:style-name="gr22" draw:text-style-name="P12" draw:layer="layout" svg:width="0.579cm" svg:height="0.732cm" draw:transform="rotate (-3.14159265358979) translate (9.807cm 11.166cm)" draw:kind="cut" draw:start-angle="180" draw:end-angle="0">
          <text:p/>
        </draw:ellipse>
        <draw:ellipse draw:style-name="gr23" draw:text-style-name="P13" draw:layer="layout" svg:width="0.579cm" svg:height="0.732cm" draw:transform="rotate (-3.14159265358979) translate (10.386cm 11.166cm)" draw:kind="cut" draw:start-angle="180" draw:end-angle="0">
          <text:p/>
        </draw:ellipse>
        <draw:path draw:style-name="gr16" draw:text-style-name="P1" draw:layer="layout" svg:width="1.402cm" svg:height="-0.001cm" draw:transform="rotate (-0.785398163397448) translate (11.068cm 8.816cm)" svg:viewBox="0 0 1403 0" svg:d="M1403 0c-468 0-935 0-1403 0">
          <text:p/>
        </draw:path>
        <draw:line draw:style-name="gr16" draw:text-style-name="P1" draw:layer="layout" svg:x1="12.06cm" svg:y1="9.808cm" svg:x2="11.068cm" svg:y2="10.8cm">
          <text:p/>
        </draw:line>
        <draw:line draw:style-name="gr16" draw:text-style-name="P1" draw:layer="layout" svg:x1="13.052cm" svg:y1="10.8cm" svg:x2="14.866cm" svg:y2="10.8cm">
          <text:p/>
        </draw:line>
        <draw:path draw:style-name="gr16" draw:text-style-name="P1" draw:layer="layout" svg:width="1.402cm" svg:height="-0.001cm" draw:transform="rotate (0.785398163397448) translate (12.06cm 9.808cm)" svg:viewBox="0 0 1403 0" svg:d="M0 0c468 0 935 0 1403 0">
          <text:p/>
        </draw:path>
        <draw:line draw:style-name="gr16" draw:text-style-name="P1" draw:layer="layout" svg:x1="12.06cm" svg:y1="9.808cm" svg:x2="13.052cm" svg:y2="10.8cm">
          <text:p/>
        </draw:line>
        <draw:line draw:style-name="gr16" draw:text-style-name="P1" draw:layer="layout" svg:x1="13.052cm" svg:y1="8.816cm" svg:x2="14.866cm" svg:y2="8.816cm">
          <text:p/>
        </draw:line>
        <draw:frame draw:style-name="gr46" draw:text-style-name="P15" draw:layer="layout" svg:width="2.761cm" svg:height="0.694cm" svg:x="12.884cm" svg:y="7.66cm">
          <draw:text-box>
            <text:p text:style-name="P14"><text:span text:style-name="T6">φ</text:span><text:span text:style-name="T7">-</text:span><text:span text:style-name="T8">π/4</text:span><text:span text:style-name="T9"> <text:s text:c="2"/></text:span><text:span text:style-name="T10">φ+</text:span><text:span text:style-name="T12">π/4</text:span></text:p>
          </draw:text-box>
        </draw:frame>
        <draw:ellipse draw:style-name="gr22" draw:text-style-name="P12" draw:layer="layout" svg:width="0.579cm" svg:height="0.732cm" draw:transform="rotate (-3.14159265358979) translate (14.088cm 9.182cm)" draw:kind="cut" draw:start-angle="180" draw:end-angle="0">
          <text:p/>
        </draw:ellipse>
        <draw:ellipse draw:style-name="gr23" draw:text-style-name="P13" draw:layer="layout" svg:width="0.579cm" svg:height="0.732cm" draw:transform="rotate (-3.14159265358979) translate (14.667cm 9.182cm)" draw:kind="cut" draw:start-angle="180" draw:end-angle="0">
          <text:p/>
        </draw:ellipse>
        <draw:frame draw:style-name="gr47" draw:text-style-name="P15" draw:layer="layout" svg:width="2.761cm" svg:height="0.694cm" svg:x="12.823cm" svg:y="9.808cm">
          <draw:text-box>
            <text:p text:style-name="P14"><text:span text:style-name="T6">φ</text:span><text:span text:style-name="T7">+</text:span><text:span text:style-name="T8">π/4</text:span><text:span text:style-name="T9"> <text:s text:c="2"/></text:span><text:span text:style-name="T10">φ-</text:span><text:span text:style-name="T12">π/4</text:span></text:p>
          </draw:text-box>
        </draw:frame>
        <draw:ellipse draw:style-name="gr22" draw:text-style-name="P12" draw:layer="layout" svg:width="0.579cm" svg:height="0.732cm" draw:transform="rotate (-3.14159265358979) translate (14.008cm 11.166cm)" draw:kind="cut" draw:start-angle="180" draw:end-angle="0">
          <text:p/>
        </draw:ellipse>
        <draw:ellipse draw:style-name="gr23" draw:text-style-name="P13" draw:layer="layout" svg:width="0.579cm" svg:height="0.732cm" draw:transform="rotate (-3.14159265358979) translate (14.587cm 11.166cm)" draw:kind="cut" draw:start-angle="180" draw:end-angle="0">
          <text:p/>
        </draw:ellipse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custom-shape draw:style-name="gr12" draw:text-style-name="P6" draw:layer="layout" svg:width="1.984cm" svg:height="0.661cm" svg:x="6.636cm" svg:y="2.522cm">
          <text:p text:style-name="P5"><text:span text:style-name="T3">π</text:span><text:span text:style-name="T4">/4 <text:s text:c="2"/>-</text:span><text:span text:style-name="T3">π</text:span><text:span text:style-name="T4">/4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1" draw:layer="layout" svg:x1="0.667cm" svg:y1="3.839cm" svg:x2="2.864cm" svg:y2="3.843cm">
          <text:p/>
        </draw:line>
        <draw:ellipse draw:style-name="gr22" draw:text-style-name="P12" draw:layer="layout" svg:width="0.701cm" svg:height="1.164cm" draw:transform="rotate (-3.14159265358979) translate (1.368cm 4.419cm)" draw:kind="cut" draw:start-angle="180" draw:end-angle="0">
          <text:p/>
        </draw:ellipse>
        <draw:ellipse draw:style-name="gr23" draw:text-style-name="P13" draw:layer="layout" svg:width="0.701cm" svg:height="1.164cm" draw:transform="rotate (-3.14159265358979) translate (2.07cm 4.419cm)" draw:kind="cut" draw:start-angle="180" draw:end-angle="0">
          <text:p/>
        </draw:ellipse>
        <draw:path draw:style-name="gr16" draw:text-style-name="P1" draw:layer="layout" svg:width="1.402cm" svg:height="0cm" draw:transform="rotate (0.785398163397448) translate (2.864cm 3.843cm)" svg:viewBox="0 0 1403 0" svg:d="M0 0c468 0 935 0 1403 0">
          <text:p/>
        </draw:path>
        <draw:line draw:style-name="gr16" draw:text-style-name="P1" draw:layer="layout" svg:x1="2.864cm" svg:y1="3.843cm" svg:x2="3.856cm" svg:y2="4.835cm">
          <text:p/>
        </draw:line>
        <draw:line draw:style-name="gr16" draw:text-style-name="P1" draw:layer="layout" svg:x1="3.856cm" svg:y1="4.831cm" svg:x2="11.138cm" svg:y2="4.833cm">
          <text:p/>
        </draw:line>
        <draw:line draw:style-name="gr16" draw:text-style-name="P1" draw:layer="layout" svg:x1="3.856cm" svg:y1="2.853cm" svg:x2="6.636cm" svg:y2="2.853cm">
          <text:p/>
        </draw:line>
        <draw:ellipse draw:style-name="gr22" draw:text-style-name="P12" draw:layer="layout" svg:width="0.579cm" svg:height="0.732cm" draw:transform="rotate (-3.14159265358979) translate (4.832cm 3.219cm)" draw:kind="cut" draw:start-angle="180" draw:end-angle="0">
          <text:p/>
        </draw:ellipse>
        <draw:ellipse draw:style-name="gr23" draw:text-style-name="P13" draw:layer="layout" svg:width="0.579cm" svg:height="0.732cm" draw:transform="rotate (-3.14159265358979) translate (5.411cm 3.219cm)" draw:kind="cut" draw:start-angle="180" draw:end-angle="0">
          <text:p/>
        </draw:ellipse>
        <draw:frame draw:style-name="gr48" draw:text-style-name="P15" draw:layer="layout" svg:width="2.761cm" svg:height="0.694cm" svg:x="3.708cm" svg:y="3.843cm">
          <draw:text-box>
            <text:p text:style-name="P14"><text:span text:style-name="T6">φ</text:span><text:span text:style-name="T7">-</text:span><text:span text:style-name="T8">π</text:span><text:span text:style-name="T9">/2 <text:s text:c="2"/></text:span><text:span text:style-name="T10">φ</text:span><text:span text:style-name="T11">+</text:span><text:span text:style-name="T12">π</text:span><text:span text:style-name="T13">/2</text:span></text:p>
          </draw:text-box>
        </draw:frame>
        <draw:ellipse draw:style-name="gr22" draw:text-style-name="P12" draw:layer="layout" svg:width="0.579cm" svg:height="0.732cm" draw:transform="rotate (-3.14159265358979) translate (4.881cm 5.197cm)" draw:kind="cut" draw:start-angle="180" draw:end-angle="0">
          <text:p/>
        </draw:ellipse>
        <draw:ellipse draw:style-name="gr23" draw:text-style-name="P13" draw:layer="layout" svg:width="0.579cm" svg:height="0.732cm" draw:transform="rotate (-3.14159265358979) translate (5.46cm 5.197cm)" draw:kind="cut" draw:start-angle="180" draw:end-angle="0">
          <text:p/>
        </draw:ellipse>
        <draw:line draw:style-name="gr16" draw:text-style-name="P1" draw:layer="layout" svg:x1="8.62cm" svg:y1="2.853cm" svg:x2="11.138cm" svg:y2="2.853cm">
          <text:p/>
        </draw:line>
        <draw:custom-shape draw:style-name="gr12" draw:text-style-name="P6" draw:layer="layout" svg:width="1.984cm" svg:height="0.661cm" svg:x="6.588cm" svg:y="4.494cm">
          <text:p text:style-name="P5"><text:span text:style-name="T3">π</text:span><text:span text:style-name="T4">/4 <text:s text:c="2"/>-</text:span><text:span text:style-name="T3">π</text:span><text:span text:style-name="T4">/4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9" draw:text-style-name="P15" draw:layer="layout" svg:width="2.761cm" svg:height="0.694cm" svg:x="8.62cm" svg:y="1.865cm">
          <draw:text-box>
            <text:p text:style-name="P14"><text:span text:style-name="T6">φ</text:span><text:span text:style-name="T7">-</text:span><text:span text:style-name="T8">π</text:span><text:span text:style-name="T9">/2 <text:s text:c="2"/></text:span><text:span text:style-name="T10">φ</text:span><text:span text:style-name="T11">-</text:span><text:span text:style-name="T12">π</text:span><text:span text:style-name="T13">/2</text:span></text:p>
          </draw:text-box>
        </draw:frame>
        <draw:ellipse draw:style-name="gr22" draw:text-style-name="P12" draw:layer="layout" svg:width="0.579cm" svg:height="0.732cm" draw:transform="rotate (-3.14159265358979) translate (9.925cm 3.219cm)" draw:kind="cut" draw:start-angle="180" draw:end-angle="0">
          <text:p/>
        </draw:ellipse>
        <draw:ellipse draw:style-name="gr23" draw:text-style-name="P13" draw:layer="layout" svg:width="0.579cm" svg:height="0.732cm" draw:transform="rotate (-3.14159265358979) translate (10.504cm 3.219cm)" draw:kind="cut" draw:start-angle="180" draw:end-angle="0">
          <text:p/>
        </draw:ellipse>
        <draw:frame draw:style-name="gr50" draw:text-style-name="P15" draw:layer="layout" svg:width="2.761cm" svg:height="0.694cm" svg:x="8.572cm" svg:y="3.843cm">
          <draw:text-box>
            <text:p text:style-name="P14"><text:span text:style-name="T6"><text:s text:c="7"/></text:span><text:span text:style-name="T6">φ</text:span><text:span text:style-name="T9"> <text:s text:c="2"/></text:span><text:span text:style-name="T10">φ</text:span></text:p>
          </draw:text-box>
        </draw:frame>
        <draw:ellipse draw:style-name="gr22" draw:text-style-name="P12" draw:layer="layout" svg:width="0.579cm" svg:height="0.732cm" draw:transform="rotate (-3.14159265358979) translate (9.877cm 5.197cm)" draw:kind="cut" draw:start-angle="180" draw:end-angle="0">
          <text:p/>
        </draw:ellipse>
        <draw:ellipse draw:style-name="gr23" draw:text-style-name="P13" draw:layer="layout" svg:width="0.579cm" svg:height="0.732cm" draw:transform="rotate (-3.14159265358979) translate (10.456cm 5.197cm)" draw:kind="cut" draw:start-angle="180" draw:end-angle="0">
          <text:p/>
        </draw:ellipse>
        <draw:path draw:style-name="gr16" draw:text-style-name="P1" draw:layer="layout" svg:width="1.402cm" svg:height="0cm" draw:transform="rotate (-0.785398163397448) translate (11.138cm 2.847cm)" svg:viewBox="0 0 1403 0" svg:d="M1403 0c-468 0-935 0-1403 0">
          <text:p/>
        </draw:path>
        <draw:line draw:style-name="gr16" draw:text-style-name="P1" draw:layer="layout" svg:x1="12.13cm" svg:y1="3.839cm" svg:x2="11.138cm" svg:y2="4.831cm">
          <text:p/>
        </draw:line>
        <draw:line draw:style-name="gr16" draw:text-style-name="P1" draw:layer="layout" svg:x1="23.56cm" svg:y1="1.851cm" svg:x2="26.065cm" svg:y2="1.851cm">
          <text:p/>
        </draw:line>
        <draw:path draw:style-name="gr16" draw:text-style-name="P1" draw:layer="layout" svg:width="1.402cm" svg:height="0cm" draw:transform="rotate (0.785398163397448) translate (12.13cm 3.839cm)" svg:viewBox="0 0 1403 0" svg:d="M0 0c468 0 935 0 1403 0">
          <text:p/>
        </draw:path>
        <draw:line draw:style-name="gr16" draw:text-style-name="P1" draw:layer="layout" svg:x1="12.13cm" svg:y1="3.839cm" svg:x2="13.122cm" svg:y2="4.831cm">
          <text:p/>
        </draw:line>
        <draw:line draw:style-name="gr16" draw:text-style-name="P1" draw:layer="layout" svg:x1="13.122cm" svg:y1="2.847cm" svg:x2="14.936cm" svg:y2="2.847cm">
          <text:p/>
        </draw:line>
        <draw:custom-shape draw:style-name="gr12" draw:text-style-name="P6" draw:layer="layout" svg:width="1.984cm" svg:height="0.661cm" svg:x="17.579cm" svg:y="1.537cm">
          <text:p text:style-name="P5"><text:span text:style-name="T4">0 <text:s text:c="3"/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6" draw:text-style-name="P1" draw:layer="layout" svg:x1="0.667cm" svg:y1="3.839cm" svg:x2="2.864cm" svg:y2="3.843cm">
          <text:p/>
        </draw:line>
        <draw:path draw:style-name="gr16" draw:text-style-name="P1" draw:layer="layout" svg:width="1.402cm" svg:height="0cm" draw:transform="rotate (0.785398163397448) translate (2.864cm 3.843cm)" svg:viewBox="0 0 1403 0" svg:d="M0 0c468 0 935 0 1403 0">
          <text:p/>
        </draw:path>
        <draw:line draw:style-name="gr16" draw:text-style-name="P1" draw:layer="layout" svg:x1="2.864cm" svg:y1="3.843cm" svg:x2="3.856cm" svg:y2="4.835cm">
          <text:p/>
        </draw:line>
        <draw:line draw:style-name="gr16" draw:text-style-name="P1" draw:layer="layout" svg:x1="3.856cm" svg:y1="4.831cm" svg:x2="11.138cm" svg:y2="4.833cm">
          <text:p/>
        </draw:line>
        <draw:line draw:style-name="gr16" draw:text-style-name="P1" draw:layer="layout" svg:x1="3.856cm" svg:y1="2.853cm" svg:x2="6.636cm" svg:y2="2.853cm">
          <text:p/>
        </draw:line>
        <draw:ellipse draw:style-name="gr22" draw:text-style-name="P12" draw:layer="layout" svg:width="0.579cm" svg:height="0.732cm" draw:transform="rotate (-3.14159265358979) translate (4.832cm 3.219cm)" draw:kind="cut" draw:start-angle="180" draw:end-angle="0">
          <text:p/>
        </draw:ellipse>
        <draw:ellipse draw:style-name="gr23" draw:text-style-name="P13" draw:layer="layout" svg:width="0.579cm" svg:height="0.732cm" draw:transform="rotate (-3.14159265358979) translate (5.411cm 3.219cm)" draw:kind="cut" draw:start-angle="180" draw:end-angle="0">
          <text:p/>
        </draw:ellipse>
        <draw:ellipse draw:style-name="gr22" draw:text-style-name="P12" draw:layer="layout" svg:width="0.579cm" svg:height="0.732cm" draw:transform="rotate (-3.14159265358979) translate (4.881cm 5.197cm)" draw:kind="cut" draw:start-angle="180" draw:end-angle="0">
          <text:p/>
        </draw:ellipse>
        <draw:ellipse draw:style-name="gr23" draw:text-style-name="P13" draw:layer="layout" svg:width="0.579cm" svg:height="0.732cm" draw:transform="rotate (-3.14159265358979) translate (5.46cm 5.197cm)" draw:kind="cut" draw:start-angle="180" draw:end-angle="0">
          <text:p/>
        </draw:ellipse>
        <draw:line draw:style-name="gr16" draw:text-style-name="P1" draw:layer="layout" svg:x1="8.62cm" svg:y1="2.853cm" svg:x2="11.138cm" svg:y2="2.853cm">
          <text:p/>
        </draw:line>
        <draw:custom-shape draw:style-name="gr12" draw:text-style-name="P6" draw:layer="layout" svg:width="1.984cm" svg:height="0.661cm" svg:x="6.588cm" svg:y="4.494cm">
          <text:p text:style-name="P5"><text:span text:style-name="T3">π</text:span><text:span text:style-name="T4">/2 <text:s text:c="2"/>-</text:span><text:span text:style-name="T3">π</text:span><text:span text:style-name="T4">/2</text:span></text:p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22" draw:text-style-name="P12" draw:layer="layout" svg:width="0.579cm" svg:height="0.732cm" draw:transform="rotate (-3.14159265358979) translate (9.925cm 3.219cm)" draw:kind="cut" draw:start-angle="180" draw:end-angle="0">
          <text:p/>
        </draw:ellipse>
        <draw:ellipse draw:style-name="gr23" draw:text-style-name="P13" draw:layer="layout" svg:width="0.579cm" svg:height="0.732cm" draw:transform="rotate (-3.14159265358979) translate (10.504cm 3.219cm)" draw:kind="cut" draw:start-angle="180" draw:end-angle="0">
          <text:p/>
        </draw:ellipse>
        <draw:ellipse draw:style-name="gr22" draw:text-style-name="P12" draw:layer="layout" svg:width="0.579cm" svg:height="0.732cm" draw:transform="rotate (-3.14159265358979) translate (9.877cm 5.197cm)" draw:kind="cut" draw:start-angle="180" draw:end-angle="0">
          <text:p/>
        </draw:ellipse>
        <draw:ellipse draw:style-name="gr23" draw:text-style-name="P13" draw:layer="layout" svg:width="0.579cm" svg:height="0.732cm" draw:transform="rotate (-3.14159265358979) translate (10.456cm 5.197cm)" draw:kind="cut" draw:start-angle="180" draw:end-angle="0">
          <text:p/>
        </draw:ellipse>
        <draw:path draw:style-name="gr16" draw:text-style-name="P1" draw:layer="layout" svg:width="1.402cm" svg:height="0cm" draw:transform="rotate (-0.785398163397448) translate (11.138cm 2.847cm)" svg:viewBox="0 0 1403 0" svg:d="M1403 0c-468 0-935 0-1403 0">
          <text:p/>
        </draw:path>
        <draw:line draw:style-name="gr16" draw:text-style-name="P1" draw:layer="layout" svg:x1="12.13cm" svg:y1="3.839cm" svg:x2="11.138cm" svg:y2="4.831cm">
          <text:p/>
        </draw:line>
        <draw:line draw:style-name="gr16" draw:text-style-name="P1" draw:layer="layout" svg:x1="12.13cm" svg:y1="3.839cm" svg:x2="13.122cm" svg:y2="4.831cm">
          <text:p/>
        </draw:line>
        <draw:frame draw:style-name="gr51" draw:text-style-name="P16" draw:layer="layout" svg:width="1.921cm" svg:height="1.361cm" svg:x="0.306cm" svg:y="2.499cm">
          <draw:text-box>
            <text:p text:style-name="P14"><text:span text:style-name="T14">φ+</text:span><text:span text:style-name="T15">π <text:s/></text:span><text:span text:style-name="T16">φ</text:span></text:p>
          </draw:text-box>
        </draw:frame>
        <draw:frame draw:style-name="gr52" draw:text-style-name="P16" draw:layer="layout" svg:width="2.403cm" svg:height="0.806cm" svg:x="3.769cm" svg:y="1.617cm">
          <draw:text-box>
            <text:p text:style-name="P14"><text:span text:style-name="T14">φ+</text:span><text:span text:style-name="T15">π <text:s/></text:span><text:span text:style-name="T16">φ</text:span></text:p>
          </draw:text-box>
        </draw:frame>
        <draw:line draw:style-name="gr16" draw:text-style-name="P1" draw:layer="layout" svg:x1="0.668cm" svg:y1="3.84cm" svg:x2="2.865cm" svg:y2="3.844cm">
          <text:p/>
        </draw:line>
        <draw:line draw:style-name="gr16" draw:text-style-name="P1" draw:layer="layout" svg:x1="0.668cm" svg:y1="3.84cm" svg:x2="2.865cm" svg:y2="3.844cm">
          <text:p/>
        </draw:line>
        <draw:ellipse draw:style-name="gr22" draw:text-style-name="P12" draw:layer="layout" svg:width="0.701cm" svg:height="1.164cm" draw:transform="rotate (-3.14159265358979) translate (14.069cm 3.429cm)" draw:kind="cut" draw:start-angle="180" draw:end-angle="0">
          <text:p/>
        </draw:ellipse>
        <draw:ellipse draw:style-name="gr23" draw:text-style-name="P13" draw:layer="layout" svg:width="0.701cm" svg:height="1.164cm" draw:transform="rotate (-3.14159265358979) translate (14.771cm 3.429cm)" draw:kind="cut" draw:start-angle="180" draw:end-angle="0">
          <text:p/>
        </draw:ellipse>
        <draw:frame draw:style-name="gr53" draw:text-style-name="P16" draw:layer="layout" svg:width="2.223cm" svg:height="1.308cm" svg:x="13.048cm" svg:y="1.49cm">
          <draw:text-box>
            <text:p text:style-name="P14"><text:span text:style-name="T14"><text:s text:c="2"/></text:span><text:span text:style-name="T14">φ </text:span><text:span text:style-name="T15"><text:s text:c="2"/></text:span><text:span text:style-name="T16">φ</text:span></text:p>
          </draw:text-box>
        </draw:frame>
        <draw:line draw:style-name="gr16" draw:text-style-name="P1" draw:layer="layout" svg:x1="22.568cm" svg:y1="2.843cm" svg:x2="23.56cm" svg:y2="3.835cm">
          <text:p/>
        </draw:line>
        <draw:path draw:style-name="gr16" draw:text-style-name="P1" draw:layer="layout" svg:width="1.402cm" svg:height="0cm" draw:transform="rotate (0.785398163397448) translate (22.568cm 2.843cm)" svg:viewBox="0 0 1403 0" svg:d="M0 0c468 0 935 0 1403 0">
          <text:p/>
        </draw:path>
        <draw:line draw:style-name="gr16" draw:text-style-name="P1" draw:layer="layout" svg:x1="19.563cm" svg:y1="1.851cm" svg:x2="21.577cm" svg:y2="1.851cm">
          <text:p/>
        </draw:line>
        <draw:line draw:style-name="gr16" draw:text-style-name="P1" draw:layer="layout" svg:x1="15.928cm" svg:y1="3.839cm" svg:x2="21.576cm" svg:y2="3.839cm">
          <text:p/>
        </draw:line>
        <draw:frame draw:style-name="gr54" draw:text-style-name="P15" draw:layer="layout" svg:width="2.761cm" svg:height="0.694cm" svg:x="23.884cm" svg:y="0.879cm">
          <draw:text-box>
            <text:p text:style-name="P14"><text:span text:style-name="T6"><text:s text:c="2"/></text:span><text:span text:style-name="T6">φ</text:span><text:span text:style-name="T17">+</text:span><text:span text:style-name="T18">π/2</text:span><text:span text:style-name="T9"> <text:s text:c="2"/></text:span><text:span text:style-name="T6">φ</text:span><text:span text:style-name="T17">+</text:span><text:span text:style-name="T18">π/2</text:span></text:p>
          </draw:text-box>
        </draw:frame>
        <draw:ellipse draw:style-name="gr22" draw:text-style-name="P12" draw:layer="layout" svg:width="0.579cm" svg:height="0.732cm" draw:transform="rotate (-3.14159265358979) translate (25.154cm 2.217cm)" draw:kind="cut" draw:start-angle="180" draw:end-angle="0">
          <text:p/>
        </draw:ellipse>
        <draw:ellipse draw:style-name="gr23" draw:text-style-name="P13" draw:layer="layout" svg:width="0.579cm" svg:height="0.732cm" draw:transform="rotate (-3.14159265358979) translate (25.733cm 2.217cm)" draw:kind="cut" draw:start-angle="180" draw:end-angle="0">
          <text:p/>
        </draw:ellipse>
        <draw:frame draw:style-name="gr55" draw:text-style-name="P15" draw:layer="layout" svg:width="2.761cm" svg:height="0.694cm" svg:x="23.204cm" svg:y="2.877cm">
          <draw:text-box>
            <text:p text:style-name="P14"><text:span text:style-name="T6"><text:s text:c="4"/></text:span><text:span text:style-name="T6">φ</text:span><text:span text:style-name="T17">+</text:span><text:span text:style-name="T18">π</text:span><text:span text:style-name="T6"> </text:span><text:span text:style-name="T9"><text:s/></text:span><text:span text:style-name="T6">φ+</text:span><text:span text:style-name="T8">π</text:span></text:p>
          </draw:text-box>
        </draw:frame>
        <draw:ellipse draw:style-name="gr22" draw:text-style-name="P12" draw:layer="layout" svg:width="0.579cm" svg:height="0.732cm" draw:transform="rotate (-3.14159265358979) translate (16.823cm 4.206cm)" draw:kind="cut" draw:start-angle="180" draw:end-angle="0">
          <text:p/>
        </draw:ellipse>
        <draw:ellipse draw:style-name="gr23" draw:text-style-name="P13" draw:layer="layout" svg:width="0.579cm" svg:height="0.732cm" draw:transform="rotate (-3.14159265358979) translate (17.402cm 4.205cm)" draw:kind="cut" draw:start-angle="180" draw:end-angle="0">
          <text:p/>
        </draw:ellipse>
        <draw:custom-shape draw:style-name="gr56" draw:text-style-name="P1" draw:layer="layout" svg:width="0.943cm" svg:height="0.949cm" svg:x="18.314cm" svg:y="2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57" draw:text-style-name="P17" draw:layer="layout" svg:width="0.579cm" svg:height="0.732cm" draw:transform="rotate (-3.14159265358979) translate (24.491cm 4.201cm)" draw:kind="cut" draw:start-angle="180" draw:end-angle="0">
          <text:p/>
        </draw:ellipse>
        <draw:ellipse draw:style-name="gr22" draw:text-style-name="P12" draw:layer="layout" svg:width="0.579cm" svg:height="0.732cm" draw:transform="rotate (-3.14159265358979) translate (25.07cm 4.201cm)" draw:kind="cut" draw:start-angle="180" draw:end-angle="0">
          <text:p/>
        </draw:ellipse>
        <draw:frame draw:style-name="gr58" draw:text-style-name="P15" draw:layer="layout" svg:width="2.761cm" svg:height="0.694cm" svg:x="15.554cm" svg:y="2.867cm">
          <draw:text-box>
            <text:p text:style-name="P14"><text:span text:style-name="T6"><text:s text:c="2"/></text:span><text:span text:style-name="T6">φ</text:span><text:span text:style-name="T17">+</text:span><text:span text:style-name="T18">π/2</text:span><text:span text:style-name="T9"> <text:s text:c="2"/></text:span><text:span text:style-name="T6">φ</text:span><text:span text:style-name="T17">+</text:span><text:span text:style-name="T18">π/2</text:span></text:p>
          </draw:text-box>
        </draw:frame>
        <draw:line draw:style-name="gr16" draw:text-style-name="P1" draw:layer="layout" svg:x1="14.936cm" svg:y1="2.847cm" svg:x2="15.928cm" svg:y2="3.839cm">
          <text:p/>
        </draw:line>
        <draw:path draw:style-name="gr16" draw:text-style-name="P1" draw:layer="layout" svg:width="1.402cm" svg:height="0cm" draw:transform="rotate (0.785398163397448) translate (14.936cm 2.847cm)" svg:viewBox="0 0 1403 0" svg:d="M0 0c468 0 935 0 1403 0">
          <text:p/>
        </draw:path>
        <draw:line draw:style-name="gr16" draw:text-style-name="P1" draw:layer="layout" svg:x1="22.568cm" svg:y1="2.843cm" svg:x2="21.576cm" svg:y2="3.84cm">
          <text:p/>
        </draw:line>
        <draw:path draw:style-name="gr16" draw:text-style-name="P1" draw:layer="layout" svg:width="1.402cm" svg:height="0cm" draw:transform="rotate (-0.785398163397448) translate (21.576cm 1.851cm)" svg:viewBox="0 0 1403 0" svg:d="M1403 0c-468 0-935 0-1403 0">
          <text:p/>
        </draw:path>
        <draw:frame draw:style-name="gr59" draw:text-style-name="P15" draw:layer="layout" svg:width="2.761cm" svg:height="0.694cm" svg:x="15.619cm" svg:y="0.884cm">
          <draw:text-box>
            <text:p text:style-name="P14"><text:span text:style-name="T6"><text:s text:c="7"/></text:span><text:span text:style-name="T6">φ</text:span><text:span text:style-name="T9"> <text:s text:c="2"/></text:span><text:span text:style-name="T10">φ</text:span></text:p>
          </draw:text-box>
        </draw:frame>
        <draw:ellipse draw:style-name="gr22" draw:text-style-name="P12" draw:layer="layout" svg:width="0.579cm" svg:height="0.732cm" draw:transform="rotate (-3.14159265358979) translate (16.889cm 2.222cm)" draw:kind="cut" draw:start-angle="180" draw:end-angle="0">
          <text:p/>
        </draw:ellipse>
        <draw:ellipse draw:style-name="gr23" draw:text-style-name="P13" draw:layer="layout" svg:width="0.579cm" svg:height="0.732cm" draw:transform="rotate (-3.14159265358979) translate (17.468cm 2.221cm)" draw:kind="cut" draw:start-angle="180" draw:end-angle="0">
          <text:p/>
        </draw:ellipse>
        <draw:line draw:style-name="gr16" draw:text-style-name="P1" draw:layer="layout" svg:x1="23.56cm" svg:y1="3.835cm" svg:x2="25.965cm" svg:y2="3.835cm">
          <text:p/>
        </draw:line>
        <draw:line draw:style-name="gr16" draw:text-style-name="P1" draw:layer="layout" svg:x1="13.122cm" svg:y1="4.831cm" svg:x2="14.936cm" svg:y2="4.831cm">
          <text:p/>
        </draw:line>
        <draw:frame draw:style-name="gr60" draw:text-style-name="P15" draw:layer="layout" svg:width="2.761cm" svg:height="0.694cm" svg:x="23.9cm" svg:y="4.125cm">
          <draw:text-box>
            <text:p text:style-name="P14"><text:span text:style-name="T6"><text:s text:c="5"/></text:span><text:span text:style-name="T6">φ </text:span><text:span text:style-name="T9"><text:s text:c="3"/></text:span><text:span text:style-name="T6">φ</text:span><text:span text:style-name="T8"> </text:span></text:p>
          </draw:text-box>
        </draw:frame>
        <draw:ellipse draw:style-name="gr22" draw:text-style-name="P12" draw:layer="layout" svg:width="0.579cm" svg:height="0.732cm" svg:x="24.491cm" svg:y="3.469cm" draw:kind="cut" draw:start-angle="180" draw:end-angle="0">
          <text:p/>
        </draw:ellipse>
        <draw:ellipse draw:style-name="gr23" draw:text-style-name="P13" draw:layer="layout" svg:width="0.579cm" svg:height="0.732cm" svg:x="25.07cm" svg:y="3.469cm" draw:kind="cut" draw:start-angle="180" draw:end-angle="0">
          <text:p/>
        </draw:ellipse>
        <draw:frame draw:style-name="gr61" draw:text-style-name="P15" draw:layer="layout" svg:width="2.761cm" svg:height="0.694cm" svg:x="19.473cm" svg:y="0.942cm">
          <draw:text-box>
            <text:p text:style-name="P14"><text:span text:style-name="T17"><text:s text:c="9"/></text:span><text:span text:style-name="T17">φ</text:span><text:span text:style-name="T18"> </text:span><text:span text:style-name="T19"><text:s text:c="4"/></text:span><text:span text:style-name="T17">φ</text:span></text:p>
          </draw:text-box>
        </draw:frame>
        <draw:ellipse draw:style-name="gr22" draw:text-style-name="P12" draw:layer="layout" svg:width="0.579cm" svg:height="0.732cm" draw:transform="rotate (-3.14159265358979) translate (20.911cm 2.217cm)" draw:kind="cut" draw:start-angle="180" draw:end-angle="0">
          <text:p/>
        </draw:ellipse>
        <draw:ellipse draw:style-name="gr23" draw:text-style-name="P13" draw:layer="layout" svg:width="0.579cm" svg:height="0.732cm" draw:transform="rotate (-3.14159265358979) translate (21.49cm 2.217cm)" draw:kind="cut" draw:start-angle="180" draw:end-angle="0">
          <text:p/>
        </draw:ellipse>
        <draw:ellipse draw:style-name="gr57" draw:text-style-name="P17" draw:layer="layout" svg:width="0.579cm" svg:height="0.732cm" draw:transform="rotate (-3.14159265358979) translate (20.924cm 4.206cm)" draw:kind="cut" draw:start-angle="180" draw:end-angle="0">
          <text:p/>
        </draw:ellipse>
        <draw:ellipse draw:style-name="gr22" draw:text-style-name="P12" draw:layer="layout" svg:width="0.579cm" svg:height="0.732cm" draw:transform="rotate (-3.14159265358979) translate (21.503cm 4.206cm)" draw:kind="cut" draw:start-angle="180" draw:end-angle="0">
          <text:p/>
        </draw:ellipse>
        <draw:line draw:style-name="gr16" draw:text-style-name="P1" draw:layer="layout" svg:x1="15.928cm" svg:y1="1.855cm" svg:x2="17.578cm" svg:y2="1.855cm">
          <text:p/>
        </draw:line>
        <draw:ellipse draw:style-name="gr57" draw:text-style-name="P17" draw:layer="layout" svg:width="0.579cm" svg:height="0.732cm" svg:x="23.996cm" svg:y="1.485cm" draw:kind="cut" draw:start-angle="180" draw:end-angle="0">
          <text:p/>
        </draw:ellipse>
        <draw:ellipse draw:style-name="gr22" draw:text-style-name="P12" draw:layer="layout" svg:width="0.579cm" svg:height="0.732cm" svg:x="24.575cm" svg:y="1.485cm" draw:kind="cut" draw:start-angle="180" draw:end-angle="0">
          <text:p/>
        </draw:ellipse>
        <draw:frame draw:style-name="gr62" draw:text-style-name="P15" draw:layer="layout" svg:width="2.761cm" svg:height="0.694cm" svg:x="19.595cm" svg:y="2.878cm">
          <draw:text-box>
            <text:p text:style-name="P14"><text:span text:style-name="T6"><text:s text:c="2"/></text:span><text:span text:style-name="T6">φ</text:span><text:span text:style-name="T17">+</text:span><text:span text:style-name="T18">π/2</text:span><text:span text:style-name="T6"> </text:span><text:span text:style-name="T9"><text:s/></text:span><text:span text:style-name="T6">φ</text:span><text:span text:style-name="T17">+</text:span><text:span text:style-name="T18">π/2</text:span></text:p>
          </draw:text-box>
        </draw:frame>
        <draw:frame draw:style-name="gr63" draw:text-style-name="P15" draw:layer="layout" svg:width="2.761cm" svg:height="0.694cm" svg:x="23.215cm" svg:y="2.052cm">
          <draw:text-box>
            <text:p text:style-name="P14"><text:span text:style-name="T6"><text:s text:c="2"/></text:span><text:span text:style-name="T6">φ</text:span><text:span text:style-name="T17">+</text:span><text:span text:style-name="T18">π/2</text:span><text:span text:style-name="T6"> </text:span><text:span text:style-name="T9"><text:s/></text:span><text:span text:style-name="T6">φ</text:span><text:span text:style-name="T17">+</text:span><text:span text:style-name="T18">π/2</text:span></text:p>
          </draw:text-box>
        </draw:frame>
        <draw:line draw:style-name="gr16" draw:text-style-name="P1" draw:layer="layout" svg:x1="23.531cm" svg:y1="7.07cm" svg:x2="26.036cm" svg:y2="7.07cm">
          <text:p/>
        </draw:line>
        <draw:line draw:style-name="gr16" draw:text-style-name="P1" draw:layer="layout" svg:x1="13.093cm" svg:y1="8.066cm" svg:x2="14.907cm" svg:y2="8.066cm">
          <text:p/>
        </draw:line>
        <draw:custom-shape draw:style-name="gr12" draw:text-style-name="P6" draw:layer="layout" svg:width="1.984cm" svg:height="0.661cm" svg:x="17.55cm" svg:y="6.756cm">
          <text:p text:style-name="P18"><text:span text:style-name="T18">π/2</text:span><text:span text:style-name="T20"> <text:s text:c="3"/></text:span><text:span text:style-name="T21">-</text:span><text:span text:style-name="T18">π/2</text:span></text:p>
          <draw:enhanced-geometry svg:viewBox="0 0 21600 21600" draw:mirror-horizontal="false" draw:mirror-vertical="false" draw:type="rectangle" draw:enhanced-path="M 0 0 L 21600 0 21600 21600 0 21600 0 0 Z N"/>
        </draw:custom-shape>
        <draw:ellipse draw:style-name="gr22" draw:text-style-name="P12" draw:layer="layout" svg:width="0.701cm" svg:height="1.164cm" draw:transform="rotate (-3.14159265358979) translate (14.04cm 8.648cm)" draw:kind="cut" draw:start-angle="180" draw:end-angle="0">
          <text:p/>
        </draw:ellipse>
        <draw:ellipse draw:style-name="gr23" draw:text-style-name="P13" draw:layer="layout" svg:width="0.701cm" svg:height="1.164cm" draw:transform="rotate (-3.14159265358979) translate (14.742cm 8.648cm)" draw:kind="cut" draw:start-angle="180" draw:end-angle="0">
          <text:p/>
        </draw:ellipse>
        <draw:frame draw:style-name="gr64" draw:text-style-name="P16" draw:layer="layout" svg:width="2.223cm" svg:height="1.308cm" svg:x="12.828cm" svg:y="6.871cm">
          <draw:text-box>
            <text:p text:style-name="P14"><text:span text:style-name="T22">φ+</text:span><text:span text:style-name="T23">π</text:span><text:span text:style-name="T24">/2 </text:span><text:span text:style-name="T23"><text:s/></text:span><text:span text:style-name="T25">φ</text:span></text:p>
          </draw:text-box>
        </draw:frame>
        <draw:line draw:style-name="gr16" draw:text-style-name="P1" draw:layer="layout" svg:x1="22.539cm" svg:y1="8.062cm" svg:x2="23.531cm" svg:y2="9.054cm">
          <text:p/>
        </draw:line>
        <draw:path draw:style-name="gr16" draw:text-style-name="P1" draw:layer="layout" svg:width="1.402cm" svg:height="0cm" draw:transform="rotate (0.785398163397448) translate (22.539cm 8.062cm)" svg:viewBox="0 0 1403 0" svg:d="M0 0c468 0 935 0 1403 0">
          <text:p/>
        </draw:path>
        <draw:line draw:style-name="gr16" draw:text-style-name="P1" draw:layer="layout" svg:x1="19.534cm" svg:y1="7.07cm" svg:x2="21.548cm" svg:y2="7.07cm">
          <text:p/>
        </draw:line>
        <draw:line draw:style-name="gr16" draw:text-style-name="P1" draw:layer="layout" svg:x1="15.899cm" svg:y1="9.058cm" svg:x2="21.547cm" svg:y2="9.058cm">
          <text:p/>
        </draw:line>
        <draw:frame draw:style-name="gr65" draw:text-style-name="P15" draw:layer="layout" svg:width="2.761cm" svg:height="0.694cm" svg:x="23.855cm" svg:y="6.098cm">
          <draw:text-box>
            <text:p text:style-name="P14"><text:span text:style-name="T6"><text:s text:c="2"/></text:span><text:span text:style-name="T6">φ-</text:span><text:span text:style-name="T18">π/2</text:span><text:span text:style-name="T9"> <text:s text:c="2"/></text:span><text:span text:style-name="T6">φ</text:span></text:p>
          </draw:text-box>
        </draw:frame>
        <draw:ellipse draw:style-name="gr22" draw:text-style-name="P12" draw:layer="layout" svg:width="0.579cm" svg:height="0.732cm" draw:transform="rotate (-3.14159265358979) translate (25.125cm 7.436cm)" draw:kind="cut" draw:start-angle="180" draw:end-angle="0">
          <text:p/>
        </draw:ellipse>
        <draw:ellipse draw:style-name="gr23" draw:text-style-name="P13" draw:layer="layout" svg:width="0.579cm" svg:height="0.732cm" draw:transform="rotate (-3.14159265358979) translate (25.704cm 7.436cm)" draw:kind="cut" draw:start-angle="180" draw:end-angle="0">
          <text:p/>
        </draw:ellipse>
        <draw:frame draw:style-name="gr66" draw:text-style-name="P15" draw:layer="layout" svg:width="2.761cm" svg:height="0.694cm" svg:x="23.175cm" svg:y="8.096cm">
          <draw:text-box>
            <text:p text:style-name="P14"><text:span text:style-name="T6"><text:s text:c="3"/></text:span><text:span text:style-name="T6">φ-</text:span><text:span text:style-name="T18">π/2</text:span><text:span text:style-name="T6"> </text:span><text:span text:style-name="T9"><text:s/></text:span><text:span text:style-name="T6">φ+</text:span><text:span text:style-name="T8">π</text:span></text:p>
          </draw:text-box>
        </draw:frame>
        <draw:ellipse draw:style-name="gr22" draw:text-style-name="P12" draw:layer="layout" svg:width="0.579cm" svg:height="0.732cm" draw:transform="rotate (-3.14159265358979) translate (16.794cm 9.425cm)" draw:kind="cut" draw:start-angle="180" draw:end-angle="0">
          <text:p/>
        </draw:ellipse>
        <draw:ellipse draw:style-name="gr23" draw:text-style-name="P13" draw:layer="layout" svg:width="0.579cm" svg:height="0.732cm" draw:transform="rotate (-3.14159265358979) translate (17.373cm 9.424cm)" draw:kind="cut" draw:start-angle="180" draw:end-angle="0">
          <text:p/>
        </draw:ellipse>
        <draw:custom-shape draw:style-name="gr56" draw:text-style-name="P1" draw:layer="layout" svg:width="0.943cm" svg:height="0.949cm" svg:x="18.285cm" svg:y="8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57" draw:text-style-name="P17" draw:layer="layout" svg:width="0.579cm" svg:height="0.732cm" draw:transform="rotate (-3.14159265358979) translate (24.462cm 9.42cm)" draw:kind="cut" draw:start-angle="180" draw:end-angle="0">
          <text:p/>
        </draw:ellipse>
        <draw:ellipse draw:style-name="gr22" draw:text-style-name="P12" draw:layer="layout" svg:width="0.579cm" svg:height="0.732cm" draw:transform="rotate (-3.14159265358979) translate (25.041cm 9.42cm)" draw:kind="cut" draw:start-angle="180" draw:end-angle="0">
          <text:p/>
        </draw:ellipse>
        <draw:frame draw:style-name="gr67" draw:text-style-name="P15" draw:layer="layout" svg:width="2.761cm" svg:height="0.694cm" svg:x="15.525cm" svg:y="8.086cm">
          <draw:text-box>
            <text:p text:style-name="P14"><text:span text:style-name="T6"><text:s text:c="3"/></text:span><text:span text:style-name="T6">φ</text:span><text:span text:style-name="T17">+</text:span><text:span text:style-name="T18">π</text:span><text:span text:style-name="T9"> <text:s text:c="2"/></text:span><text:span text:style-name="T6">φ</text:span><text:span text:style-name="T17">+</text:span><text:span text:style-name="T18">π/2</text:span></text:p>
          </draw:text-box>
        </draw:frame>
        <draw:line draw:style-name="gr16" draw:text-style-name="P1" draw:layer="layout" svg:x1="14.907cm" svg:y1="8.066cm" svg:x2="15.899cm" svg:y2="9.058cm">
          <text:p/>
        </draw:line>
        <draw:path draw:style-name="gr16" draw:text-style-name="P1" draw:layer="layout" svg:width="1.402cm" svg:height="0cm" draw:transform="rotate (0.785398163397448) translate (14.907cm 8.066cm)" svg:viewBox="0 0 1403 0" svg:d="M0 0c468 0 935 0 1403 0">
          <text:p/>
        </draw:path>
        <draw:line draw:style-name="gr16" draw:text-style-name="P1" draw:layer="layout" svg:x1="22.539cm" svg:y1="8.062cm" svg:x2="21.547cm" svg:y2="9.059cm">
          <text:p/>
        </draw:line>
        <draw:path draw:style-name="gr16" draw:text-style-name="P1" draw:layer="layout" svg:width="1.402cm" svg:height="0cm" draw:transform="rotate (-0.785398163397448) translate (21.547cm 7.07cm)" svg:viewBox="0 0 1403 0" svg:d="M1403 0c-468 0-935 0-1403 0">
          <text:p/>
        </draw:path>
        <draw:frame draw:style-name="gr68" draw:text-style-name="P15" draw:layer="layout" svg:width="2.761cm" svg:height="0.694cm" svg:x="15.59cm" svg:y="6.103cm">
          <draw:text-box>
            <text:p text:style-name="P14"><text:span text:style-name="T6"><text:s text:c="2"/></text:span><text:span text:style-name="T6">φ</text:span><text:span text:style-name="T17">+</text:span><text:span text:style-name="T18">π/2</text:span><text:span text:style-name="T9"> <text:s text:c="2"/></text:span><text:span text:style-name="T10">φ</text:span></text:p>
          </draw:text-box>
        </draw:frame>
        <draw:ellipse draw:style-name="gr22" draw:text-style-name="P12" draw:layer="layout" svg:width="0.579cm" svg:height="0.732cm" draw:transform="rotate (-3.14159265358979) translate (16.86cm 7.441cm)" draw:kind="cut" draw:start-angle="180" draw:end-angle="0">
          <text:p/>
        </draw:ellipse>
        <draw:ellipse draw:style-name="gr23" draw:text-style-name="P13" draw:layer="layout" svg:width="0.579cm" svg:height="0.732cm" draw:transform="rotate (-3.14159265358979) translate (17.439cm 7.44cm)" draw:kind="cut" draw:start-angle="180" draw:end-angle="0">
          <text:p/>
        </draw:ellipse>
        <draw:line draw:style-name="gr16" draw:text-style-name="P1" draw:layer="layout" svg:x1="23.531cm" svg:y1="9.054cm" svg:x2="25.936cm" svg:y2="9.054cm">
          <text:p/>
        </draw:line>
        <draw:frame draw:style-name="gr69" draw:text-style-name="P15" draw:layer="layout" svg:width="2.761cm" svg:height="0.694cm" svg:x="23.871cm" svg:y="9.344cm">
          <draw:text-box>
            <text:p text:style-name="P14"><text:span text:style-name="T6"><text:s text:c="2"/></text:span><text:span text:style-name="T6">φ</text:span><text:span text:style-name="T17">+</text:span><text:span text:style-name="T18">π</text:span><text:span text:style-name="T6"> </text:span><text:span text:style-name="T9"><text:s text:c="3"/></text:span><text:span text:style-name="T6">φ-</text:span><text:span text:style-name="T18">π/2</text:span><text:span text:style-name="T8"> </text:span></text:p>
          </draw:text-box>
        </draw:frame>
        <draw:ellipse draw:style-name="gr22" draw:text-style-name="P12" draw:layer="layout" svg:width="0.579cm" svg:height="0.732cm" svg:x="24.462cm" svg:y="8.688cm" draw:kind="cut" draw:start-angle="180" draw:end-angle="0">
          <text:p/>
        </draw:ellipse>
        <draw:ellipse draw:style-name="gr23" draw:text-style-name="P13" draw:layer="layout" svg:width="0.579cm" svg:height="0.732cm" svg:x="25.041cm" svg:y="8.688cm" draw:kind="cut" draw:start-angle="180" draw:end-angle="0">
          <text:p/>
        </draw:ellipse>
        <draw:frame draw:style-name="gr70" draw:text-style-name="P15" draw:layer="layout" svg:width="2.761cm" svg:height="0.694cm" svg:x="19.444cm" svg:y="6.161cm">
          <draw:text-box>
            <text:p text:style-name="P14"><text:span text:style-name="T17"><text:s text:c="5"/></text:span><text:span text:style-name="T17">φ+</text:span><text:span text:style-name="T18">π </text:span><text:span text:style-name="T19"><text:s text:c="4"/></text:span><text:span text:style-name="T17">φ-</text:span><text:span text:style-name="T18">π/2</text:span></text:p>
          </draw:text-box>
        </draw:frame>
        <draw:ellipse draw:style-name="gr22" draw:text-style-name="P12" draw:layer="layout" svg:width="0.579cm" svg:height="0.732cm" draw:transform="rotate (-3.14159265358979) translate (20.882cm 7.436cm)" draw:kind="cut" draw:start-angle="180" draw:end-angle="0">
          <text:p/>
        </draw:ellipse>
        <draw:ellipse draw:style-name="gr23" draw:text-style-name="P13" draw:layer="layout" svg:width="0.579cm" svg:height="0.732cm" draw:transform="rotate (-3.14159265358979) translate (21.461cm 7.436cm)" draw:kind="cut" draw:start-angle="180" draw:end-angle="0">
          <text:p/>
        </draw:ellipse>
        <draw:ellipse draw:style-name="gr57" draw:text-style-name="P17" draw:layer="layout" svg:width="0.579cm" svg:height="0.732cm" draw:transform="rotate (-3.14159265358979) translate (20.895cm 9.425cm)" draw:kind="cut" draw:start-angle="180" draw:end-angle="0">
          <text:p/>
        </draw:ellipse>
        <draw:ellipse draw:style-name="gr22" draw:text-style-name="P12" draw:layer="layout" svg:width="0.579cm" svg:height="0.732cm" draw:transform="rotate (-3.14159265358979) translate (21.474cm 9.425cm)" draw:kind="cut" draw:start-angle="180" draw:end-angle="0">
          <text:p/>
        </draw:ellipse>
        <draw:line draw:style-name="gr16" draw:text-style-name="P1" draw:layer="layout" svg:x1="15.899cm" svg:y1="7.074cm" svg:x2="17.549cm" svg:y2="7.074cm">
          <text:p/>
        </draw:line>
        <draw:ellipse draw:style-name="gr57" draw:text-style-name="P17" draw:layer="layout" svg:width="0.579cm" svg:height="0.732cm" svg:x="23.967cm" svg:y="6.704cm" draw:kind="cut" draw:start-angle="180" draw:end-angle="0">
          <text:p/>
        </draw:ellipse>
        <draw:ellipse draw:style-name="gr22" draw:text-style-name="P12" draw:layer="layout" svg:width="0.579cm" svg:height="0.732cm" svg:x="24.546cm" svg:y="6.704cm" draw:kind="cut" draw:start-angle="180" draw:end-angle="0">
          <text:p/>
        </draw:ellipse>
        <draw:frame draw:style-name="gr71" draw:text-style-name="P15" draw:layer="layout" svg:width="2.761cm" svg:height="0.694cm" svg:x="19.566cm" svg:y="8.097cm">
          <draw:text-box>
            <text:p text:style-name="P14"><text:span text:style-name="T6"><text:s text:c="2"/></text:span><text:span text:style-name="T6">φ</text:span><text:span text:style-name="T17">+</text:span><text:span text:style-name="T18">π</text:span><text:span text:style-name="T6"> </text:span><text:span text:style-name="T9"><text:s/></text:span><text:span text:style-name="T6">φ</text:span><text:span text:style-name="T17">+</text:span><text:span text:style-name="T18">π/2</text:span></text:p>
          </draw:text-box>
        </draw:frame>
        <draw:frame draw:style-name="gr72" draw:text-style-name="P15" draw:layer="layout" svg:width="2.761cm" svg:height="0.694cm" svg:x="23.186cm" svg:y="7.271cm">
          <draw:text-box>
            <text:p text:style-name="P14"><text:span text:style-name="T6"><text:s text:c="4"/></text:span><text:span text:style-name="T6">φ</text:span><text:span text:style-name="T17">+</text:span><text:span text:style-name="T18">π</text:span><text:span text:style-name="T6"> </text:span><text:span text:style-name="T9"><text:s/></text:span><text:span text:style-name="T6">φ</text:span><text:span text:style-name="T17">+</text:span><text:span text:style-name="T18">π/2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line draw:style-name="gr2" draw:text-style-name="P19" draw:layer="layout" svg:x1="2.837cm" svg:y1="0.977cm" svg:x2="2.837cm" svg:y2="4.977cm">
          <text:p/>
        </draw:line>
        <draw:line draw:style-name="gr2" draw:text-style-name="P19" draw:layer="layout" svg:x1="0.837cm" svg:y1="2.977cm" svg:x2="5.337cm" svg:y2="2.977cm">
          <text:p/>
        </draw:line>
        <draw:line draw:style-name="gr4" draw:text-style-name="P19" draw:layer="layout" svg:x1="3.837cm" svg:y1="3.977cm" svg:x2="1.837cm" svg:y2="1.977cm">
          <text:p/>
        </draw:line>
        <draw:custom-shape draw:style-name="gr73" draw:text-style-name="P19" draw:layer="layout" svg:width="2cm" svg:height="1cm" svg:x="5.337cm" svg:y="2.477cm">
          <text:p/>
          <draw:enhanced-geometry svg:viewBox="0 0 21600 21600" draw:type="rectangle" draw:enhanced-path="M 0 0 L 21600 0 21600 21600 0 21600 0 0 Z N"/>
        </draw:custom-shape>
        <draw:frame draw:style-name="gr74" draw:text-style-name="P20" draw:layer="layout" svg:width="2cm" svg:height="0.962cm" svg:x="5.337cm" svg:y="2.517cm">
          <draw:text-box>
            <text:p><text:span text:style-name="T26"><text:s text:c="3"/></text:span><text:span text:style-name="T27">θ</text:span></text:p>
          </draw:text-box>
        </draw:frame>
        <draw:line draw:style-name="gr75" draw:text-style-name="P19" draw:layer="layout" svg:x1="2.337cm" svg:y1="4.477cm" svg:x2="3.337cm" svg:y2="5.477cm">
          <text:p/>
        </draw:line>
        <draw:line draw:style-name="gr2" draw:text-style-name="P19" draw:layer="layout" svg:x1="2.837cm" svg:y1="4.977cm" svg:x2="11.337cm" svg:y2="4.977cm">
          <text:p/>
        </draw:line>
        <draw:line draw:style-name="gr2" draw:text-style-name="P19" draw:layer="layout" svg:x1="7.337cm" svg:y1="2.977cm" svg:x2="11.337cm" svg:y2="2.977cm">
          <text:p/>
        </draw:line>
        <draw:line draw:style-name="gr2" draw:text-style-name="P19" draw:layer="layout" svg:x1="11.337cm" svg:y1="4.977cm" svg:x2="13.889cm" svg:y2="4.977cm">
          <text:p/>
        </draw:line>
        <draw:line draw:style-name="gr75" draw:text-style-name="P19" draw:layer="layout" svg:x1="10.858cm" svg:y1="2.477cm" svg:x2="11.858cm" svg:y2="3.477cm">
          <text:p/>
        </draw:line>
        <draw:line draw:style-name="gr2" draw:text-style-name="P19" draw:layer="layout" svg:x1="11.337cm" svg:y1="2.977cm" svg:x2="11.337cm" svg:y2="7.047cm">
          <text:p/>
        </draw:line>
        <draw:line draw:style-name="gr4" draw:text-style-name="P19" draw:layer="layout" svg:x1="12.351cm" svg:y1="5.977cm" svg:x2="10.351cm" svg:y2="3.977cm">
          <text:p/>
        </draw:line>
        <draw:circle draw:style-name="gr76" draw:text-style-name="P21" draw:layer="layout" svg:width="2cm" svg:height="2cm" svg:x="10.337cm" svg:y="6.066cm" draw:kind="cut" draw:start-angle="178.68" draw:end-angle="1.1">
          <text:p/>
        </draw:circle>
        <draw:circle draw:style-name="gr76" draw:text-style-name="P21" draw:layer="layout" svg:width="2cm" svg:height="2cm" draw:transform="rotate (1.5707963267949) translate (12.848cm 5.968cm)" draw:kind="cut" draw:start-angle="178.68" draw:end-angle="1.1">
          <text:p/>
        </draw:circle>
        <draw:frame draw:style-name="gr77" draw:text-style-name="P22" draw:layer="layout" svg:width="2cm" svg:height="0.806cm" svg:x="1.836cm" svg:y="0.315cm">
          <draw:text-box>
            <text:p><text:span text:style-name="T28">Port A</text:span></text:p>
          </draw:text-box>
        </draw:frame>
        <draw:frame draw:style-name="gr78" draw:text-style-name="P22" draw:layer="layout" svg:width="1.5cm" svg:height="1.361cm" svg:x="0.337cm" svg:y="3.175cm">
          <draw:text-box>
            <text:p><text:span text:style-name="T28">Port B</text:span></text:p>
          </draw:text-box>
        </draw:frame>
        <draw:frame draw:style-name="gr77" draw:text-style-name="P22" draw:layer="layout" svg:width="2cm" svg:height="0.806cm" svg:x="3.044cm" svg:y="2.307cm">
          <draw:text-box>
            <text:p><text:span text:style-name="T28">Port D</text:span></text:p>
          </draw:text-box>
        </draw:frame>
        <draw:frame draw:style-name="gr77" draw:text-style-name="P22" draw:layer="layout" svg:width="2cm" svg:height="0.806cm" svg:x="3.337cm" svg:y="4.175cm">
          <draw:text-box>
            <text:p><text:span text:style-name="T28">Port C</text:span></text:p>
          </draw:text-box>
        </draw:frame>
        <draw:frame draw:style-name="gr77" draw:text-style-name="P22" draw:layer="layout" svg:width="3cm" svg:height="0.806cm" svg:x="9.941cm" svg:y="8.1cm">
          <draw:text-box>
            <text:p><text:span text:style-name="T28">Detector F</text:span></text:p>
          </draw:text-box>
        </draw:frame>
        <draw:frame draw:style-name="gr79" draw:text-style-name="P22" draw:layer="layout" svg:width="3.073cm" svg:height="1.353cm" svg:x="15.111cm" svg:y="4.325cm">
          <draw:text-box>
            <text:p><text:span text:style-name="T28">Detector E</text:span></text:p>
          </draw:text-box>
        </draw:frame>
        <draw:custom-shape draw:style-name="gr80" draw:text-style-name="P1" draw:layer="layout" svg:width="4cm" svg:height="1.2cm" draw:transform="rotate (0.785398163397448) translate (15.381cm 14.42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23" draw:layer="layout" svg:width="4cm" svg:height="0.962cm" draw:transform="rotate (0.785398163397448) translate (15.381cm 14.421cm)">
          <draw:text-box>
            <text:p text:style-name="P2">Alice</text:p>
          </draw:text-box>
        </draw:frame>
        <draw:custom-shape draw:style-name="gr80" draw:text-style-name="P1" draw:layer="layout" svg:width="4cm" svg:height="1.2cm" draw:transform="rotate (-0.785398163397448) translate (24.938cm 11.5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23" draw:layer="layout" svg:width="4cm" svg:height="0.962cm" draw:transform="rotate (-0.785398163397448) translate (24.938cm 11.593cm)">
          <draw:text-box>
            <text:p text:style-name="P2">Bob</text:p>
          </draw:text-box>
        </draw:frame>
        <draw:line draw:style-name="gr2" draw:text-style-name="P1" draw:layer="layout" svg:x1="18.636cm" svg:y1="12.013cm" svg:x2="24.474cm" svg:y2="6.175cm">
          <text:p/>
        </draw:line>
        <draw:line draw:style-name="gr2" draw:text-style-name="P1" draw:layer="layout" svg:x1="24.495cm" svg:y1="12.033cm" svg:x2="18.636cm" svg:y2="6.176cm">
          <text:p/>
        </draw:line>
        <draw:circle draw:style-name="gr76" draw:text-style-name="P21" draw:layer="layout" svg:width="2cm" svg:height="2cm" draw:transform="rotate (2.35619449019234) translate (24.493cm 7.575cm)" draw:kind="cut" draw:start-angle="178.68" draw:end-angle="1.1">
          <text:p/>
        </draw:circle>
        <draw:circle draw:style-name="gr76" draw:text-style-name="P21" draw:layer="layout" svg:width="2cm" svg:height="2cm" draw:transform="rotate (-2.35619449019235) translate (20.036cm 6.158cm)" draw:kind="cut" draw:start-angle="178.91" draw:end-angle="1.32">
          <text:p/>
        </draw:circle>
        <draw:line draw:style-name="gr4" draw:text-style-name="P19" draw:layer="layout" svg:x1="21.555cm" svg:y1="10.468cm" svg:x2="21.555cm" svg:y2="7.64cm">
          <text:p/>
        </draw:line>
        <draw:frame draw:style-name="gr79" draw:text-style-name="P22" draw:layer="layout" svg:width="3.073cm" svg:height="1.353cm" svg:x="23.718cm" svg:y="7.056cm">
          <draw:text-box>
            <text:p><text:span text:style-name="T28">Detector E</text:span></text:p>
          </draw:text-box>
        </draw:frame>
        <draw:frame draw:style-name="gr77" draw:text-style-name="P22" draw:layer="layout" svg:width="3cm" svg:height="0.806cm" svg:x="16.431cm" svg:y="7.153cm">
          <draw:text-box>
            <text:p><text:span text:style-name="T28">Detector F</text:span></text:p>
          </draw:text-box>
        </draw:frame>
        <presentation:notes draw:style-name="dp2">
          <draw:page-thumbnail draw:style-name="gr11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Microsoft YaHei1" svg:font-family="'Microsoft YaHei'" style:font-family-generic="roman" style:font-pitch="variable"/>
    <style:font-face style:name="Microsoft YaHei2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3" draw:display-name="Red 90 Degrees Crossed 3" draw:style="single" draw:color="#ff0000" draw:distance="0cm" draw:rotation="450"/>
    <draw:hatch draw:name="Red_20_90_20_Degrees_20_Crossed_20_5" draw:display-name="Red 90 Degrees Crossed 5" draw:style="single" draw:color="#ff0000" draw:distance="0cm" draw:rotation="900"/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Dash_20__28_Rounded_29_" draw:display-name="Dash (Rounded)" draw:style="round" draw:dots1="1" draw:dots1-length="201%" draw:distance="199%"/>
    <draw:stroke-dash draw:name="Dot_20__28_Rounded_29_" draw:display-name="Dot (Rounded)" draw:style="round" draw:dots1="1" draw:dots1-length="1%" draw:distance="199%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2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2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10T17:19:57.281000000</meta:creation-date>
    <meta:editing-duration>P0D</meta:editing-duration>
    <meta:editing-cycles>1</meta:editing-cycles>
    <meta:generator>LibreOffice/7.2.2.2$Windows_X86_64 LibreOffice_project/02b2acce88a210515b4a5bb2e46cbfb63fe97d56</meta:generator>
    <meta:document-statistic meta:object-count="369"/>
  </office:meta>
</office:document-meta>
</file>